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94cm"/>
    </style:style>
    <style:style style:name="co2" style:family="table-column">
      <style:table-column-properties fo:break-before="auto" style:column-width="6.923cm"/>
    </style:style>
    <style:style style:name="co3" style:family="table-column">
      <style:table-column-properties fo:break-before="auto" style:column-width="7.516cm"/>
    </style:style>
    <style:style style:name="co4" style:family="table-column">
      <style:table-column-properties fo:break-before="auto" style:column-width="3.955cm"/>
    </style:style>
    <style:style style:name="co5" style:family="table-column">
      <style:table-column-properties fo:break-before="auto" style:column-width="4.856cm"/>
    </style:style>
    <style:style style:name="co6" style:family="table-column">
      <style:table-column-properties fo:break-before="auto" style:column-width="4.768cm"/>
    </style:style>
    <style:style style:name="co7" style:family="table-column">
      <style:table-column-properties fo:break-before="auto" style:column-width="2.856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3P0" style:volatile="true">
      <number:currency-symbol number:language="en" number:country="AU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AU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3"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103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3"/>
    <style:style style:name="ce7" style:family="table-cell" style:parent-style-name="Default" style:data-style-name="N103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ce11"/>
        <table:table-column table:style-name="co7" table:default-cell-style-name="ce11"/>
        <table:table-row table:style-name="ro1">
          <table:table-cell table:style-name="ce1" office:value-type="string">
            <text:p>emk_id</text:p>
          </table:table-cell>
          <table:table-cell table:style-name="ce2" office:value-type="string">
            <text:p>event</text:p>
          </table:table-cell>
          <table:table-cell table:style-name="ce2" office:value-type="string">
            <text:p>location</text:p>
          </table:table-cell>
          <table:table-cell table:style-name="ce4" office:value-type="string">
            <text:p>original_cost</text:p>
          </table:table-cell>
          <table:table-cell table:style-name="ce4" office:value-type="string">
            <text:p>normalised_cost_2011</text:p>
          </table:table-cell>
          <table:table-cell table:style-name="ce8" office:value-type="string">
            <text:p>date</text:p>
          </table:table-cell>
          <table:table-cell table:style-name="ce8" office:value-type="string">
            <text:p>state</text:p>
          </table:table-cell>
        </table:table-row>
        <table:table-row table:style-name="ro2">
          <table:table-cell/>
          <table:table-cell table:style-name="ce3" office:value-type="string">
            <text:p>Cyclone</text:p>
          </table:table-cell>
          <table:table-cell table:style-name="ce3" office:value-type="string">
            <text:p>QLD</text:p>
          </table:table-cell>
          <table:table-cell table:number-columns-repeated="2" table:style-name="ce5" office:value-type="currency" office:currency="AUD" office:value="8400000">
            <text:p>$8,400,000</text:p>
          </table:table-cell>
          <table:table-cell table:style-name="ce9" office:value-type="string">
            <text:p>11/04/14 - 16/04/14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Bushfires</text:p>
          </table:table-cell>
          <table:table-cell table:style-name="ce3" office:value-type="string">
            <text:p>Perth</text:p>
          </table:table-cell>
          <table:table-cell table:number-columns-repeated="2" table:style-name="ce5" office:value-type="currency" office:currency="AUD" office:value="15000000">
            <text:p>$15,000,000</text:p>
          </table:table-cell>
          <table:table-cell table:style-name="ce9" office:value-type="string">
            <text:p>11/01/14 - 14/01/14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Bushfires</text:p>
          </table:table-cell>
          <table:table-cell table:style-name="ce3" office:value-type="string">
            <text:p>NSW (various locations)</text:p>
          </table:table-cell>
          <table:table-cell table:number-columns-repeated="2" table:style-name="ce5" office:value-type="currency" office:currency="AUD" office:value="183400000">
            <text:p>$183,400,000</text:p>
          </table:table-cell>
          <table:table-cell table:style-name="ce9" office:value-type="string">
            <text:p>17/10/13 - 27/10/13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Inundation and Storms</text:p>
          </table:table-cell>
          <table:table-cell table:style-name="ce3" office:value-type="string">
            <text:p>Northern NSW</text:p>
          </table:table-cell>
          <table:table-cell table:number-columns-repeated="2" table:style-name="ce5" office:value-type="currency" office:currency="AUD" office:value="121300000">
            <text:p>$121,300,000</text:p>
          </table:table-cell>
          <table:table-cell table:style-name="ce9" office:value-type="string">
            <text:p>27/01/13 - 30/01/13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Inundation and Storms</text:p>
          </table:table-cell>
          <table:table-cell table:style-name="ce3" office:value-type="string">
            <text:p>QLD</text:p>
          </table:table-cell>
          <table:table-cell table:number-columns-repeated="2" table:style-name="ce5" office:value-type="currency" office:currency="AUD" office:value="977000000">
            <text:p>$977,000,000</text:p>
          </table:table-cell>
          <table:table-cell table:style-name="ce9" office:value-type="string">
            <text:p>21/01/13 - 31/01/13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Coonabarabran</text:p>
          </table:table-cell>
          <table:table-cell table:number-columns-repeated="2" table:style-name="ce5" office:value-type="currency" office:currency="AUD" office:value="35000000">
            <text:p>$35,000,000</text:p>
          </table:table-cell>
          <table:table-cell table:style-name="ce9" office:value-type="string">
            <text:p>13/01/13 - 19/01/13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TAS</text:p>
          </table:table-cell>
          <table:table-cell table:number-columns-repeated="2" table:style-name="ce5" office:value-type="currency" office:currency="AUD" office:value="89000000">
            <text:p>$89,000,000</text:p>
          </table:table-cell>
          <table:table-cell table:style-name="ce9" office:value-type="string">
            <text:p>04/01/13 - 10/01/13</text:p>
          </table:table-cell>
          <table:table-cell table:style-name="ce9" office:value-type="string">
            <text:p>TAS</text:p>
          </table:table-cell>
        </table:table-row>
        <table:table-row table:style-name="ro2">
          <table:table-cell/>
          <table:table-cell table:style-name="ce3" office:value-type="string">
            <text:p>Flooding</text:p>
          </table:table-cell>
          <table:table-cell table:style-name="ce3" office:value-type="string">
            <text:p>NSW &amp; VIC</text:p>
          </table:table-cell>
          <table:table-cell table:number-columns-repeated="2" table:style-name="ce5" office:value-type="currency" office:currency="AUD" office:value="131890000">
            <text:p>$131,890,000</text:p>
          </table:table-cell>
          <table:table-cell table:style-name="ce9" office:value-type="string">
            <text:p>24/02/12 - 16/03/12</text:p>
          </table:table-cell>
          <table:table-cell table:style-name="ce9" office:value-type="string">
            <text:p>NSW &amp; VIC</text:p>
          </table:table-cell>
        </table:table-row>
        <table:table-row table:style-name="ro2">
          <table:table-cell/>
          <table:table-cell table:style-name="ce3" office:value-type="string">
            <text:p>Flooding</text:p>
          </table:table-cell>
          <table:table-cell table:style-name="ce3" office:value-type="string">
            <text:p>SW QLD</text:p>
          </table:table-cell>
          <table:table-cell table:number-columns-repeated="2" table:style-name="ce5" office:value-type="currency" office:currency="AUD" office:value="131432000">
            <text:p>$131,432,000</text:p>
          </table:table-cell>
          <table:table-cell table:style-name="ce9" office:value-type="string">
            <text:p>24/01/12 - 15/02/12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Christmas Day Storms</text:p>
          </table:table-cell>
          <table:table-cell table:style-name="ce3" office:value-type="string">
            <text:p>Melbourne</text:p>
          </table:table-cell>
          <table:table-cell table:number-columns-repeated="2" table:style-name="ce5" office:value-type="currency" office:currency="AUD" office:value="728640000">
            <text:p>$728,640,000</text:p>
          </table:table-cell>
          <table:table-cell table:style-name="ce10" office:value-type="date" office:date-value="2011-12-25">
            <text:p>25/12/11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Margaret River Bushfires</text:p>
          </table:table-cell>
          <table:table-cell table:style-name="ce3" office:value-type="string">
            <text:p>Margaret River</text:p>
          </table:table-cell>
          <table:table-cell table:number-columns-repeated="2" table:style-name="ce5" office:value-type="currency" office:currency="AUD" office:value="53450000">
            <text:p>$53,450,000</text:p>
          </table:table-cell>
          <table:table-cell table:style-name="ce9" office:value-type="string">
            <text:p>22/11/11 to 24/11/11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Perth Bushfires</text:p>
          </table:table-cell>
          <table:table-cell table:style-name="ce3" office:value-type="string">
            <text:p>Perth and surrounds</text:p>
          </table:table-cell>
          <table:table-cell table:number-columns-repeated="2" table:style-name="ce5" office:value-type="currency" office:currency="AUD" office:value="35128000">
            <text:p>$35,128,000</text:p>
          </table:table-cell>
          <table:table-cell table:style-name="ce9" office:value-type="string">
            <text:p>05/02/11 to 07/02/11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Severe Storms</text:p>
          </table:table-cell>
          <table:table-cell table:style-name="ce3" office:value-type="string">
            <text:p>Melbourne and suburbs</text:p>
          </table:table-cell>
          <table:table-cell table:number-columns-repeated="2" table:style-name="ce5" office:value-type="currency" office:currency="AUD" office:value="487615000">
            <text:p>$487,615,000</text:p>
          </table:table-cell>
          <table:table-cell table:style-name="ce9" office:value-type="string">
            <text:p>04/02/11 to 06/02/11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Cyclone Yasi</text:p>
          </table:table-cell>
          <table:table-cell table:style-name="ce3" office:value-type="string">
            <text:p>QLD</text:p>
          </table:table-cell>
          <table:table-cell table:number-columns-repeated="2" table:style-name="ce5" office:value-type="currency" office:currency="AUD" office:value="1412239000">
            <text:p>$1,412,239,000</text:p>
          </table:table-cell>
          <table:table-cell table:style-name="ce9" office:value-type="string">
            <text:p>02/02/11 to 07/02/11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Flooding</text:p>
          </table:table-cell>
          <table:table-cell table:style-name="ce3" office:value-type="string">
            <text:p>VIC</text:p>
          </table:table-cell>
          <table:table-cell table:number-columns-repeated="2" table:style-name="ce5" office:value-type="currency" office:currency="AUD" office:value="126495000">
            <text:p>$126,495,000</text:p>
          </table:table-cell>
          <table:table-cell table:style-name="ce9" office:value-type="string">
            <text:p>13/01/11 to 18/01/11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Flooding</text:p>
          </table:table-cell>
          <table:table-cell table:style-name="ce3" office:value-type="string">
            <text:p>QLD, Rural Toowoomba, Lockyer Valley</text:p>
          </table:table-cell>
          <table:table-cell table:number-columns-repeated="2" table:style-name="ce5" office:value-type="currency" office:currency="AUD" office:value="2387624000">
            <text:p>$2,387,624,000</text:p>
          </table:table-cell>
          <table:table-cell table:style-name="ce9" office:value-type="string">
            <text:p>21/12/10 to 14/01/11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Perth Storm</text:p>
          </table:table-cell>
          <table:table-cell table:style-name="ce3" office:value-type="string">
            <text:p>Perth</text:p>
          </table:table-cell>
          <table:table-cell table:style-name="ce5" office:value-type="currency" office:currency="AUD" office:value="1053000000">
            <text:p>$1,053,000,000</text:p>
          </table:table-cell>
          <table:table-cell table:style-name="ce5" office:value-type="currency" office:currency="AUD" office:value="1019000000">
            <text:p>$1,019,000,000</text:p>
          </table:table-cell>
          <table:table-cell table:style-name="ce10" office:value-type="date" office:date-value="2010-03-22">
            <text:p>22/03/10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Melbourne Storm</text:p>
          </table:table-cell>
          <table:table-cell table:style-name="ce3" office:value-type="string">
            <text:p>Melbourne  </text:p>
          </table:table-cell>
          <table:table-cell table:style-name="ce5" office:value-type="currency" office:currency="AUD" office:value="1044000000">
            <text:p>$1,044,000,000</text:p>
          </table:table-cell>
          <table:table-cell table:style-name="ce5" office:value-type="currency" office:currency="AUD" office:value="1160000000">
            <text:p>$1,160,000,000</text:p>
          </table:table-cell>
          <table:table-cell table:style-name="ce10" office:value-type="date" office:date-value="2010-03-06">
            <text:p>06/03/10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West QLD flooding</text:p>
          </table:table-cell>
          <table:table-cell table:style-name="ce3" office:value-type="string">
            <text:p>QLD</text:p>
          </table:table-cell>
          <table:table-cell table:style-name="ce5" office:value-type="currency" office:currency="AUD" office:value="46700000">
            <text:p>$46,700,000</text:p>
          </table:table-cell>
          <table:table-cell table:style-name="ce5" office:value-type="currency" office:currency="AUD" office:value="49000000">
            <text:p>$49,000,000</text:p>
          </table:table-cell>
          <table:table-cell table:style-name="ce10" office:value-type="date" office:date-value="2010-03-05">
            <text:p>05/03/10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Toodyay Bushfires</text:p>
          </table:table-cell>
          <table:table-cell table:style-name="ce3" office:value-type="string">
            <text:p>Toodyay WA</text:p>
          </table:table-cell>
          <table:table-cell table:style-name="ce5" office:value-type="currency" office:currency="AUD" office:value="7400000">
            <text:p>$7,400,000</text:p>
          </table:table-cell>
          <table:table-cell table:style-name="ce5" office:value-type="currency" office:currency="AUD" office:value="8000000">
            <text:p>$8,000,000</text:p>
          </table:table-cell>
          <table:table-cell table:style-name="ce10" office:value-type="date" office:date-value="2009-12-31">
            <text:p>31/12/09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Inundation &amp; Storm Damage  </text:p>
          </table:table-cell>
          <table:table-cell table:style-name="ce3" office:value-type="string">
            <text:p>South East Queensland &amp; Northern NSW</text:p>
          </table:table-cell>
          <table:table-cell table:style-name="ce5" office:value-type="currency" office:currency="AUD" office:value="48000000">
            <text:p>$48,000,000</text:p>
          </table:table-cell>
          <table:table-cell table:style-name="ce5" office:value-type="currency" office:currency="AUD" office:value="55000000">
            <text:p>$55,000,000</text:p>
          </table:table-cell>
          <table:table-cell table:style-name="ce10" office:value-type="date" office:date-value="2009-05-21">
            <text:p>21/05/09</text:p>
          </table:table-cell>
          <table:table-cell table:style-name="ce9" office:value-type="string">
            <text:p>QLD/NSW  </text:p>
          </table:table-cell>
        </table:table-row>
        <table:table-row table:style-name="ro2">
          <table:table-cell/>
          <table:table-cell table:style-name="ce3" office:value-type="string">
            <text:p>Flooding</text:p>
          </table:table-cell>
          <table:table-cell table:style-name="ce3" office:value-type="string">
            <text:p>Northern NSW  </text:p>
          </table:table-cell>
          <table:table-cell table:style-name="ce5" office:value-type="currency" office:currency="AUD" office:value="37000000">
            <text:p>$37,000,000</text:p>
          </table:table-cell>
          <table:table-cell table:style-name="ce5" office:value-type="currency" office:currency="AUD" office:value="40000000">
            <text:p>$40,000,000</text:p>
          </table:table-cell>
          <table:table-cell table:style-name="ce10" office:value-type="date" office:date-value="2009-04-10">
            <text:p>10/04/09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Victorian fires</text:p>
          </table:table-cell>
          <table:table-cell table:style-name="ce3" office:value-type="string">
            <text:p>VIC</text:p>
          </table:table-cell>
          <table:table-cell table:style-name="ce5" office:value-type="currency" office:currency="AUD" office:value="1070000000">
            <text:p>$1,070,000,000</text:p>
          </table:table-cell>
          <table:table-cell table:style-name="ce5" office:value-type="currency" office:currency="AUD" office:value="1266000000">
            <text:p>$1,266,000,000</text:p>
          </table:table-cell>
          <table:table-cell table:style-name="ce10" office:value-type="date" office:date-value="2009-02-07">
            <text:p>07/02/09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Floods</text:p>
          </table:table-cell>
          <table:table-cell table:style-name="ce3" office:value-type="string">
            <text:p>Far North Queensland</text:p>
          </table:table-cell>
          <table:table-cell table:style-name="ce5" office:value-type="currency" office:currency="AUD" office:value="19000000">
            <text:p>$19,000,000</text:p>
          </table:table-cell>
          <table:table-cell table:style-name="ce5" office:value-type="currency" office:currency="AUD" office:value="22000000">
            <text:p>$22,000,000</text:p>
          </table:table-cell>
          <table:table-cell table:style-name="ce10" office:value-type="date" office:date-value="2009-01-13">
            <text:p>13/01/09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Brisbane storms</text:p>
          </table:table-cell>
          <table:table-cell table:style-name="ce3" office:value-type="string">
            <text:p>Brisbane</text:p>
          </table:table-cell>
          <table:table-cell table:style-name="ce5" office:value-type="currency" office:currency="AUD" office:value="309000000">
            <text:p>$309,000,000</text:p>
          </table:table-cell>
          <table:table-cell table:style-name="ce5" office:value-type="currency" office:currency="AUD" office:value="355000000">
            <text:p>$355,000,000</text:p>
          </table:table-cell>
          <table:table-cell table:style-name="ce10" office:value-type="date" office:date-value="2008-11-16">
            <text:p>16/11/08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Gas Supply Disruption Varanus Island</text:p>
          </table:table-cell>
          <table:table-cell table:style-name="ce3" office:value-type="string">
            <text:p>Western Australia</text:p>
          </table:table-cell>
          <table:table-cell table:style-name="ce5" office:value-type="currency" office:currency="AUD" office:value="230000000">
            <text:p>$230,000,000</text:p>
          </table:table-cell>
          <table:table-cell table:style-name="ce5" office:value-type="currency" office:currency="AUD" office:value="279000000">
            <text:p>$279,000,000</text:p>
          </table:table-cell>
          <table:table-cell table:style-name="ce10" office:value-type="date" office:date-value="2008-06-03">
            <text:p>03/06/08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Wind Storm  </text:p>
          </table:table-cell>
          <table:table-cell table:style-name="ce3" office:value-type="string">
            <text:p>SA, TAS &amp; VIC</text:p>
          </table:table-cell>
          <table:table-cell table:style-name="ce5" office:value-type="currency" office:currency="AUD" office:value="65000000">
            <text:p>$65,000,000</text:p>
          </table:table-cell>
          <table:table-cell table:style-name="ce5" office:value-type="currency" office:currency="AUD" office:value="79000000">
            <text:p>$79,000,000</text:p>
          </table:table-cell>
          <table:table-cell table:style-name="ce10" office:value-type="date" office:date-value="2008-04-20">
            <text:p>20/04/08</text:p>
          </table:table-cell>
          <table:table-cell table:style-name="ce9" office:value-type="string">
            <text:p>SA/TAS/VIC</text:p>
          </table:table-cell>
        </table:table-row>
        <table:table-row table:style-name="ro2">
          <table:table-cell/>
          <table:table-cell table:style-name="ce3" office:value-type="string">
            <text:p>Flood Storm  </text:p>
          </table:table-cell>
          <table:table-cell table:style-name="ce3" office:value-type="string">
            <text:p>Mackay</text:p>
          </table:table-cell>
          <table:table-cell table:style-name="ce5" office:value-type="currency" office:currency="AUD" office:value="410000000">
            <text:p>$410,000,000</text:p>
          </table:table-cell>
          <table:table-cell table:style-name="ce5" office:value-type="currency" office:currency="AUD" office:value="507000000">
            <text:p>$507,000,000</text:p>
          </table:table-cell>
          <table:table-cell table:style-name="ce10" office:value-type="date" office:date-value="2008-02-14">
            <text:p>14/02/08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Flood Storms  </text:p>
          </table:table-cell>
          <table:table-cell table:style-name="ce3" office:value-type="string">
            <text:p>Emerald</text:p>
          </table:table-cell>
          <table:table-cell table:style-name="ce5" office:value-type="currency" office:currency="AUD" office:value="70000000">
            <text:p>$70,000,000</text:p>
          </table:table-cell>
          <table:table-cell table:style-name="ce5" office:value-type="currency" office:currency="AUD" office:value="85000000">
            <text:p>$85,000,000</text:p>
          </table:table-cell>
          <table:table-cell table:style-name="ce10" office:value-type="date" office:date-value="2008-01-17">
            <text:p>17/01/08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Flood Storm  </text:p>
          </table:table-cell>
          <table:table-cell table:style-name="ce3" office:value-type="string">
            <text:p>Northern Rivers  </text:p>
          </table:table-cell>
          <table:table-cell table:style-name="ce5" office:value-type="currency" office:currency="AUD" office:value="15000000">
            <text:p>$15,000,000</text:p>
          </table:table-cell>
          <table:table-cell table:style-name="ce5" office:value-type="currency" office:currency="AUD" office:value="17000000">
            <text:p>$17,000,000</text:p>
          </table:table-cell>
          <table:table-cell table:style-name="ce10" office:value-type="date" office:date-value="2008-01-04">
            <text:p>04/01/08</text:p>
          </table:table-cell>
          <table:table-cell table:style-name="ce9" office:value-type="string">
            <text:p>NSW/QLD</text:p>
          </table:table-cell>
        </table:table-row>
        <table:table-row table:style-name="ro2">
          <table:table-cell/>
          <table:table-cell table:style-name="ce3" office:value-type="string">
            <text:p>Severe Hailstorms  </text:p>
          </table:table-cell>
          <table:table-cell table:style-name="ce3" office:value-type="string">
            <text:p>Western Sydney, Blacktown  </text:p>
          </table:table-cell>
          <table:table-cell table:style-name="ce5" office:value-type="currency" office:currency="AUD" office:value="415000000">
            <text:p>$415,000,000</text:p>
          </table:table-cell>
          <table:table-cell table:style-name="ce5" office:value-type="currency" office:currency="AUD" office:value="486000000">
            <text:p>$486,000,000</text:p>
          </table:table-cell>
          <table:table-cell table:style-name="ce10" office:value-type="date" office:date-value="2007-12-09">
            <text:p>09/12/07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evere Storms  </text:p>
          </table:table-cell>
          <table:table-cell table:style-name="ce3" office:value-type="string">
            <text:p>Lismore Region  </text:p>
          </table:table-cell>
          <table:table-cell table:style-name="ce5" office:value-type="currency" office:currency="AUD" office:value="4000000">
            <text:p>$4,000,000</text:p>
          </table:table-cell>
          <table:table-cell table:style-name="ce5" office:value-type="currency" office:currency="AUD" office:value="5000000">
            <text:p>$5,000,000</text:p>
          </table:table-cell>
          <table:table-cell table:style-name="ce10" office:value-type="date" office:date-value="2007-10-26">
            <text:p>26/10/07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evere Storm</text:p>
          </table:table-cell>
          <table:table-cell table:style-name="ce3" office:value-type="string">
            <text:p>Newcastle &amp; Hunter Valley</text:p>
          </table:table-cell>
          <table:table-cell table:style-name="ce5" office:value-type="currency" office:currency="AUD" office:value="1480000000">
            <text:p>$1,480,000,000</text:p>
          </table:table-cell>
          <table:table-cell table:style-name="ce5" office:value-type="currency" office:currency="AUD" office:value="1742000000">
            <text:p>$1,742,000,000</text:p>
          </table:table-cell>
          <table:table-cell table:style-name="ce9" office:value-type="string">
            <text:p>08/06/07-10/06/07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Hail Storm  </text:p>
          </table:table-cell>
          <table:table-cell table:style-name="ce3" office:value-type="string">
            <text:p>Lismore Region</text:p>
          </table:table-cell>
          <table:table-cell table:style-name="ce5" office:value-type="currency" office:currency="AUD" office:value="97000000">
            <text:p>$97,000,000</text:p>
          </table:table-cell>
          <table:table-cell table:style-name="ce5" office:value-type="currency" office:currency="AUD" office:value="109000000">
            <text:p>$109,000,000</text:p>
          </table:table-cell>
          <table:table-cell table:style-name="ce10" office:value-type="date" office:date-value="2007-10-09">
            <text:p>09/10/07</text:p>
          </table:table-cell>
          <table:table-cell table:style-name="ce9" office:value-type="string">
            <text:p>NSW/QLD</text:p>
          </table:table-cell>
        </table:table-row>
        <table:table-row table:style-name="ro2">
          <table:table-cell/>
          <table:table-cell table:style-name="ce3" office:value-type="string">
            <text:p>Severe Storm</text:p>
          </table:table-cell>
          <table:table-cell table:style-name="ce3" office:value-type="string">
            <text:p>Gippsland VIC</text:p>
          </table:table-cell>
          <table:table-cell table:style-name="ce5" office:value-type="currency" office:currency="AUD" office:value="15000000">
            <text:p>$15,000,000</text:p>
          </table:table-cell>
          <table:table-cell table:style-name="ce5" office:value-type="currency" office:currency="AUD" office:value="18000000">
            <text:p>$18,000,000</text:p>
          </table:table-cell>
          <table:table-cell table:style-name="ce10" office:value-type="date" office:date-value="2007-06-16">
            <text:p>16/06/07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Cyclone George &amp; Jacob</text:p>
          </table:table-cell>
          <table:table-cell table:style-name="ce3" office:value-type="string">
            <text:p>George &amp; Jacob - Pilbara WA</text:p>
          </table:table-cell>
          <table:table-cell table:style-name="ce5" office:value-type="currency" office:currency="AUD" office:value="8000000">
            <text:p>$8,000,000</text:p>
          </table:table-cell>
          <table:table-cell table:style-name="ce5" office:value-type="currency" office:currency="AUD" office:value="12000000">
            <text:p>$12,000,000</text:p>
          </table:table-cell>
          <table:table-cell table:style-name="ce10" office:value-type="date" office:date-value="2007-03-08">
            <text:p>08/03/07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Severe Storm</text:p>
          </table:table-cell>
          <table:table-cell table:style-name="ce3" office:value-type="string">
            <text:p>Wagga Wagga NSW</text:p>
          </table:table-cell>
          <table:table-cell table:style-name="ce5" office:value-type="currency" office:currency="AUD" office:value="4000000">
            <text:p>$4,000,000</text:p>
          </table:table-cell>
          <table:table-cell table:style-name="ce5" office:value-type="currency" office:currency="AUD" office:value="5000000">
            <text:p>$5,000,000</text:p>
          </table:table-cell>
          <table:table-cell table:style-name="ce10" office:value-type="date" office:date-value="2007-01-16">
            <text:p>16/01/07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evere Storm</text:p>
          </table:table-cell>
          <table:table-cell table:style-name="ce3" office:value-type="string">
            <text:p>Nyngan NSW</text:p>
          </table:table-cell>
          <table:table-cell table:number-columns-repeated="2" table:style-name="ce5" office:value-type="currency" office:currency="AUD" office:value="2000000">
            <text:p>$2,000,000</text:p>
          </table:table-cell>
          <table:table-cell table:style-name="ce10" office:value-type="date" office:date-value="2007-01-15">
            <text:p>15/01/07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Newcastle &amp; Lower Hunter Valley</text:p>
          </table:table-cell>
          <table:table-cell table:style-name="ce5" office:value-type="currency" office:currency="AUD" office:value="51000000">
            <text:p>$51,000,000</text:p>
          </table:table-cell>
          <table:table-cell table:style-name="ce5" office:value-type="currency" office:currency="AUD" office:value="60000000">
            <text:p>$60,000,000</text:p>
          </table:table-cell>
          <table:table-cell table:style-name="ce10" office:value-type="date" office:date-value="2006-10-31">
            <text:p>31/10/06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outh West WA</text:p>
          </table:table-cell>
          <table:table-cell table:style-name="ce5" office:value-type="currency" office:currency="AUD" office:value="5200000">
            <text:p>$5,200,000</text:p>
          </table:table-cell>
          <table:table-cell table:style-name="ce5" office:value-type="currency" office:currency="AUD" office:value="9000000">
            <text:p>$9,000,000</text:p>
          </table:table-cell>
          <table:table-cell table:style-name="ce10" office:value-type="date" office:date-value="2006-08-07">
            <text:p>07/08/06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Cyclone Larry</text:p>
          </table:table-cell>
          <table:table-cell table:style-name="ce3" office:value-type="string">
            <text:p>Larry - North QLD</text:p>
          </table:table-cell>
          <table:table-cell table:style-name="ce5" office:value-type="currency" office:currency="AUD" office:value="540000000">
            <text:p>$540,000,000</text:p>
          </table:table-cell>
          <table:table-cell table:style-name="ce5" office:value-type="currency" office:currency="AUD" office:value="609000000">
            <text:p>$609,000,000</text:p>
          </table:table-cell>
          <table:table-cell table:style-name="ce10" office:value-type="date" office:date-value="2006-03-20">
            <text:p>20/03/06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Widespread</text:p>
          </table:table-cell>
          <table:table-cell table:style-name="ce5" office:value-type="currency" office:currency="AUD" office:value="14000000">
            <text:p>$14,000,000</text:p>
          </table:table-cell>
          <table:table-cell table:style-name="ce5" office:value-type="currency" office:currency="AUD" office:value="16000000">
            <text:p>$16,000,000</text:p>
          </table:table-cell>
          <table:table-cell table:style-name="ce10" office:value-type="date" office:date-value="2006-02-01">
            <text:p>01/02/06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North, West &amp; East VIC</text:p>
          </table:table-cell>
          <table:table-cell table:style-name="ce5" office:value-type="currency" office:currency="AUD" office:value="22400000">
            <text:p>$22,400,000</text:p>
          </table:table-cell>
          <table:table-cell table:style-name="ce5" office:value-type="currency" office:currency="AUD" office:value="28000000">
            <text:p>$28,000,000</text:p>
          </table:table-cell>
          <table:table-cell table:style-name="ce10" office:value-type="date" office:date-value="2006-01-20">
            <text:p>20/01/06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Hunter Valley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36000000">
            <text:p>$36,000,000</text:p>
          </table:table-cell>
          <table:table-cell table:style-name="ce10" office:value-type="date" office:date-value="2005-12-15">
            <text:p>15/12/05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Central West NSW</text:p>
          </table:table-cell>
          <table:table-cell table:style-name="ce5" office:value-type="currency" office:currency="AUD" office:value="3000000">
            <text:p>$3,000,000</text:p>
          </table:table-cell>
          <table:table-cell table:style-name="ce5" office:value-type="currency" office:currency="AUD" office:value="4000000">
            <text:p>$4,000,000</text:p>
          </table:table-cell>
          <table:table-cell table:style-name="ce10" office:value-type="date" office:date-value="2005-11-07">
            <text:p>07/11/05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Broken Hill</text:p>
          </table:table-cell>
          <table:table-cell table:style-name="ce5" office:value-type="currency" office:currency="AUD" office:value="4000000">
            <text:p>$4,000,000</text:p>
          </table:table-cell>
          <table:table-cell table:style-name="ce5" office:value-type="currency" office:currency="AUD" office:value="5000000">
            <text:p>$5,000,000</text:p>
          </table:table-cell>
          <table:table-cell table:style-name="ce10" office:value-type="date" office:date-value="2005-11-06">
            <text:p>06/11/05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Gold Coast</text:p>
          </table:table-cell>
          <table:table-cell table:style-name="ce5" office:value-type="currency" office:currency="AUD" office:value="61000000">
            <text:p>$61,000,000</text:p>
          </table:table-cell>
          <table:table-cell table:style-name="ce5" office:value-type="currency" office:currency="AUD" office:value="89000000">
            <text:p>$89,000,000</text:p>
          </table:table-cell>
          <table:table-cell table:style-name="ce10" office:value-type="date" office:date-value="2005-10-12">
            <text:p>12/10/05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SE QLD</text:p>
          </table:table-cell>
          <table:table-cell table:style-name="ce5" office:value-type="currency" office:currency="AUD" office:value="53900000">
            <text:p>$53,900,000</text:p>
          </table:table-cell>
          <table:table-cell table:style-name="ce5" office:value-type="currency" office:currency="AUD" office:value="93000000">
            <text:p>$93,000,000</text:p>
          </table:table-cell>
          <table:table-cell table:style-name="ce10" office:value-type="date" office:date-value="2005-06-30">
            <text:p>30/06/05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NE NSW</text:p>
          </table:table-cell>
          <table:table-cell table:style-name="ce5" office:value-type="currency" office:currency="AUD" office:value="25000000">
            <text:p>$25,000,000</text:p>
          </table:table-cell>
          <table:table-cell table:style-name="ce5" office:value-type="currency" office:currency="AUD" office:value="37000000">
            <text:p>$37,000,000</text:p>
          </table:table-cell>
          <table:table-cell table:style-name="ce10" office:value-type="date" office:date-value="2005-06-30">
            <text:p>30/06/05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Brisbane</text:p>
          </table:table-cell>
          <table:table-cell table:style-name="ce5" office:value-type="currency" office:currency="AUD" office:value="17600000">
            <text:p>$17,600,000</text:p>
          </table:table-cell>
          <table:table-cell table:style-name="ce5" office:value-type="currency" office:currency="AUD" office:value="28000000">
            <text:p>$28,000,000</text:p>
          </table:table-cell>
          <table:table-cell table:style-name="ce10" office:value-type="date" office:date-value="2005-05-19">
            <text:p>19/05/05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Bunbury, South Perth</text:p>
          </table:table-cell>
          <table:table-cell table:style-name="ce5" office:value-type="currency" office:currency="AUD" office:value="53200000">
            <text:p>$53,200,000</text:p>
          </table:table-cell>
          <table:table-cell table:style-name="ce5" office:value-type="currency" office:currency="AUD" office:value="108000000">
            <text:p>$108,000,000</text:p>
          </table:table-cell>
          <table:table-cell table:style-name="ce10" office:value-type="date" office:date-value="2005-05-16">
            <text:p>16/05/05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Hail, Storm</text:p>
          </table:table-cell>
          <table:table-cell table:style-name="ce3" office:value-type="string">
            <text:p>Eastern Seaboard</text:p>
          </table:table-cell>
          <table:table-cell table:style-name="ce5" office:value-type="currency" office:currency="AUD" office:value="216700000">
            <text:p>$216,700,000</text:p>
          </table:table-cell>
          <table:table-cell table:style-name="ce5" office:value-type="currency" office:currency="AUD" office:value="304000000">
            <text:p>$304,000,000</text:p>
          </table:table-cell>
          <table:table-cell table:style-name="ce10" office:value-type="date" office:date-value="2005-02-20">
            <text:p>20/02/05</text:p>
          </table:table-cell>
          <table:table-cell table:style-name="ce9" office:value-type="string">
            <text:p>NSW/TAS/VIC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Eyre Peninsula</text:p>
          </table:table-cell>
          <table:table-cell table:style-name="ce5" office:value-type="currency" office:currency="AUD" office:value="27700000">
            <text:p>$27,700,000</text:p>
          </table:table-cell>
          <table:table-cell table:style-name="ce5" office:value-type="currency" office:currency="AUD" office:value="41000000">
            <text:p>$41,000,000</text:p>
          </table:table-cell>
          <table:table-cell table:style-name="ce10" office:value-type="date" office:date-value="2005-01-11">
            <text:p>11/01/05</text:p>
          </table:table-cell>
          <table:table-cell table:style-name="ce9" office:value-type="string">
            <text:p>SA</text:p>
          </table:table-cell>
        </table:table-row>
        <table:table-row table:style-name="ro2">
          <table:table-cell/>
          <table:table-cell table:style-name="ce3" office:value-type="string">
            <text:p>Tsunami</text:p>
          </table:table-cell>
          <table:table-cell table:style-name="ce3" office:value-type="string">
            <text:p>South East Asia</text:p>
          </table:table-cell>
          <table:table-cell table:number-columns-repeated="2" table:style-name="ce5" office:value-type="currency" office:currency="AUD" office:value="3000000">
            <text:p>$3,000,000</text:p>
          </table:table-cell>
          <table:table-cell table:style-name="ce10" office:value-type="date" office:date-value="2004-12-26">
            <text:p>26/12/04</text:p>
          </table:table-cell>
          <table:table-cell table:style-name="ce9" office:value-type="string">
            <text:p>  </text:p>
          </table:table-cell>
        </table:table-row>
        <table:table-row table:style-name="ro2">
          <table:table-cell/>
          <table:table-cell table:style-name="ce3" office:value-type="string">
            <text:p>Hail, Storm</text:p>
          </table:table-cell>
          <table:table-cell table:style-name="ce3" office:value-type="string">
            <text:p>Sydney &amp; Lismore</text:p>
          </table:table-cell>
          <table:table-cell table:style-name="ce5" office:value-type="currency" office:currency="AUD" office:value="32300000">
            <text:p>$32,300,000</text:p>
          </table:table-cell>
          <table:table-cell table:style-name="ce5" office:value-type="currency" office:currency="AUD" office:value="46000000">
            <text:p>$46,000,000</text:p>
          </table:table-cell>
          <table:table-cell table:style-name="ce10" office:value-type="date" office:date-value="2004-12-13">
            <text:p>13/12/04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Brisbane, Gold Coast</text:p>
          </table:table-cell>
          <table:table-cell table:style-name="ce5" office:value-type="currency" office:currency="AUD" office:value="3500000">
            <text:p>$3,500,000</text:p>
          </table:table-cell>
          <table:table-cell table:style-name="ce5" office:value-type="currency" office:currency="AUD" office:value="6000000">
            <text:p>$6,000,000</text:p>
          </table:table-cell>
          <table:table-cell table:style-name="ce10" office:value-type="date" office:date-value="2004-12-13">
            <text:p>13/12/04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Melbourne</text:p>
          </table:table-cell>
          <table:table-cell table:style-name="ce5" office:value-type="currency" office:currency="AUD" office:value="18000000">
            <text:p>$18,000,000</text:p>
          </table:table-cell>
          <table:table-cell table:style-name="ce5" office:value-type="currency" office:currency="AUD" office:value="28000000">
            <text:p>$28,000,000</text:p>
          </table:table-cell>
          <table:table-cell table:style-name="ce10" office:value-type="date" office:date-value="2004-01-29">
            <text:p>29/01/04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Brisbane, SE, SW</text:p>
          </table:table-cell>
          <table:table-cell table:style-name="ce5" office:value-type="currency" office:currency="AUD" office:value="28500000">
            <text:p>$28,500,000</text:p>
          </table:table-cell>
          <table:table-cell table:style-name="ce5" office:value-type="currency" office:currency="AUD" office:value="54000000">
            <text:p>$54,000,000</text:p>
          </table:table-cell>
          <table:table-cell table:style-name="ce10" office:value-type="date" office:date-value="2004-01-24">
            <text:p>24/01/04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Melbourne</text:p>
          </table:table-cell>
          <table:table-cell table:style-name="ce5" office:value-type="currency" office:currency="AUD" office:value="100000000">
            <text:p>$100,000,000</text:p>
          </table:table-cell>
          <table:table-cell table:style-name="ce5" office:value-type="currency" office:currency="AUD" office:value="156000000">
            <text:p>$156,000,000</text:p>
          </table:table-cell>
          <table:table-cell table:style-name="ce10" office:value-type="date" office:date-value="2003-12-31">
            <text:p>31/12/03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  Not available</text:p>
          </table:table-cell>
          <table:table-cell table:style-name="ce5" office:value-type="currency" office:currency="AUD" office:value="25000000">
            <text:p>$25,000,000</text:p>
          </table:table-cell>
          <table:table-cell table:style-name="ce5" office:value-type="currency" office:currency="AUD" office:value="39000000">
            <text:p>$39,000,000</text:p>
          </table:table-cell>
          <table:table-cell table:style-name="ce10" office:value-type="date" office:date-value="2003-08-24">
            <text:p>24/08/03</text:p>
          </table:table-cell>
          <table:table-cell table:style-name="ce9" office:value-type="string">
            <text:p>NSW/VIC/TAS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Canberra</text:p>
          </table:table-cell>
          <table:table-cell table:style-name="ce5" office:value-type="currency" office:currency="AUD" office:value="350000000">
            <text:p>$350,000,000</text:p>
          </table:table-cell>
          <table:table-cell table:style-name="ce5" office:value-type="currency" office:currency="AUD" office:value="660000000">
            <text:p>$660,000,000</text:p>
          </table:table-cell>
          <table:table-cell table:style-name="ce10" office:value-type="date" office:date-value="2003-01-18">
            <text:p>18/01/03</text:p>
          </table:table-cell>
          <table:table-cell table:style-name="ce9" office:value-type="string">
            <text:p>ACT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Eastern Border Region</text:p>
          </table:table-cell>
          <table:table-cell table:style-name="ce5" office:value-type="currency" office:currency="AUD" office:value="12000000">
            <text:p>$12,000,000</text:p>
          </table:table-cell>
          <table:table-cell table:style-name="ce5" office:value-type="currency" office:currency="AUD" office:value="24000000">
            <text:p>$24,000,000</text:p>
          </table:table-cell>
          <table:table-cell table:style-name="ce10" office:value-type="date" office:date-value="2003-01-08">
            <text:p>08/01/03</text:p>
          </table:table-cell>
          <table:table-cell table:style-name="ce9" office:value-type="string">
            <text:p>NSW/VIC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outh East</text:p>
          </table:table-cell>
          <table:table-cell table:style-name="ce5" office:value-type="currency" office:currency="AUD" office:value="2000000">
            <text:p>$2,000,000</text:p>
          </table:table-cell>
          <table:table-cell table:style-name="ce5" office:value-type="currency" office:currency="AUD" office:value="4000000">
            <text:p>$4,000,000</text:p>
          </table:table-cell>
          <table:table-cell table:style-name="ce10" office:value-type="date" office:date-value="2002-12-24">
            <text:p>24/12/02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outh East</text:p>
          </table:table-cell>
          <table:table-cell table:style-name="ce5" office:value-type="currency" office:currency="AUD" office:value="3400000">
            <text:p>$3,400,000</text:p>
          </table:table-cell>
          <table:table-cell table:style-name="ce5" office:value-type="currency" office:currency="AUD" office:value="8000000">
            <text:p>$8,000,000</text:p>
          </table:table-cell>
          <table:table-cell table:style-name="ce10" office:value-type="date" office:date-value="2002-12-10">
            <text:p>10/12/02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Engadine &amp; Glenorie</text:p>
          </table:table-cell>
          <table:table-cell table:style-name="ce5" office:value-type="currency" office:currency="AUD" office:value="25000000">
            <text:p>$25,000,000</text:p>
          </table:table-cell>
          <table:table-cell table:style-name="ce5" office:value-type="currency" office:currency="AUD" office:value="43000000">
            <text:p>$43,000,000</text:p>
          </table:table-cell>
          <table:table-cell table:style-name="ce10" office:value-type="date" office:date-value="2002-10-08">
            <text:p>08/10/02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19000000">
            <text:p>$19,000,000</text:p>
          </table:table-cell>
          <table:table-cell table:style-name="ce10" office:value-type="date" office:date-value="2002-02-16">
            <text:p>16/02/02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Coastal Border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36000000">
            <text:p>$36,000,000</text:p>
          </table:table-cell>
          <table:table-cell table:style-name="ce10" office:value-type="date" office:date-value="2002-01-16">
            <text:p>16/01/02</text:p>
          </table:table-cell>
          <table:table-cell table:style-name="ce9" office:value-type="string">
            <text:p>NSW/QLD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ydney &amp; Coast</text:p>
          </table:table-cell>
          <table:table-cell table:style-name="ce5" office:value-type="currency" office:currency="AUD" office:value="30000000">
            <text:p>$30,000,000</text:p>
          </table:table-cell>
          <table:table-cell table:style-name="ce5" office:value-type="currency" office:currency="AUD" office:value="57000000">
            <text:p>$57,000,000</text:p>
          </table:table-cell>
          <table:table-cell table:style-name="ce10" office:value-type="date" office:date-value="2001-12-30">
            <text:p>30/12/01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Sydney &amp; Surrounds</text:p>
          </table:table-cell>
          <table:table-cell table:style-name="ce5" office:value-type="currency" office:currency="AUD" office:value="69000000">
            <text:p>$69,000,000</text:p>
          </table:table-cell>
          <table:table-cell table:style-name="ce5" office:value-type="currency" office:currency="AUD" office:value="131000000">
            <text:p>$131,000,000</text:p>
          </table:table-cell>
          <table:table-cell table:style-name="ce10" office:value-type="date" office:date-value="2001-12-25">
            <text:p>25/12/01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, Tornado</text:p>
          </table:table-cell>
          <table:table-cell table:style-name="ce3" office:value-type="string">
            <text:p>Sydney &amp; Port Stephens</text:p>
          </table:table-cell>
          <table:table-cell table:style-name="ce5" office:value-type="currency" office:currency="AUD" office:value="30000000">
            <text:p>$30,000,000</text:p>
          </table:table-cell>
          <table:table-cell table:style-name="ce5" office:value-type="currency" office:currency="AUD" office:value="57000000">
            <text:p>$57,000,000</text:p>
          </table:table-cell>
          <table:table-cell table:style-name="ce10" office:value-type="date" office:date-value="2001-11-18">
            <text:p>18/11/01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Brisbane</text:p>
          </table:table-cell>
          <table:table-cell table:style-name="ce5" office:value-type="currency" office:currency="AUD" office:value="37000000">
            <text:p>$37,000,000</text:p>
          </table:table-cell>
          <table:table-cell table:style-name="ce5" office:value-type="currency" office:currency="AUD" office:value="99000000">
            <text:p>$99,000,000</text:p>
          </table:table-cell>
          <table:table-cell table:style-name="ce10" office:value-type="date" office:date-value="2001-03-09">
            <text:p>09/03/01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Nth Coast, Grafton, Kempsey</text:p>
          </table:table-cell>
          <table:table-cell table:style-name="ce5" office:value-type="currency" office:currency="AUD" office:value="25000000">
            <text:p>$25,000,000</text:p>
          </table:table-cell>
          <table:table-cell table:style-name="ce5" office:value-type="currency" office:currency="AUD" office:value="45000000">
            <text:p>$45,000,000</text:p>
          </table:table-cell>
          <table:table-cell table:style-name="ce10" office:value-type="date" office:date-value="2001-03-06">
            <text:p>06/03/01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Casino</text:p>
          </table:table-cell>
          <table:table-cell table:style-name="ce5" office:value-type="currency" office:currency="AUD" office:value="35000000">
            <text:p>$35,000,000</text:p>
          </table:table-cell>
          <table:table-cell table:style-name="ce5" office:value-type="currency" office:currency="AUD" office:value="65000000">
            <text:p>$65,000,000</text:p>
          </table:table-cell>
          <table:table-cell table:style-name="ce10" office:value-type="date" office:date-value="2001-01-17">
            <text:p>17/01/01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12000000">
            <text:p>$12,000,000</text:p>
          </table:table-cell>
          <table:table-cell table:style-name="ce5" office:value-type="currency" office:currency="AUD" office:value="24000000">
            <text:p>$24,000,000</text:p>
          </table:table-cell>
          <table:table-cell table:style-name="ce10" office:value-type="date" office:date-value="2001-01-15">
            <text:p>15/01/01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Dubbo</text:p>
          </table:table-cell>
          <table:table-cell table:style-name="ce5" office:value-type="currency" office:currency="AUD" office:value="15000000">
            <text:p>$15,000,000</text:p>
          </table:table-cell>
          <table:table-cell table:style-name="ce5" office:value-type="currency" office:currency="AUD" office:value="28000000">
            <text:p>$28,000,000</text:p>
          </table:table-cell>
          <table:table-cell table:style-name="ce10" office:value-type="date" office:date-value="2001-01-06">
            <text:p>06/01/01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Mackay</text:p>
          </table:table-cell>
          <table:table-cell table:style-name="ce5" office:value-type="currency" office:currency="AUD" office:value="5000000">
            <text:p>$5,000,000</text:p>
          </table:table-cell>
          <table:table-cell table:style-name="ce5" office:value-type="currency" office:currency="AUD" office:value="13000000">
            <text:p>$13,000,000</text:p>
          </table:table-cell>
          <table:table-cell table:style-name="ce10" office:value-type="date" office:date-value="2000-11-17">
            <text:p>17/11/00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Vic Peninsula</text:p>
          </table:table-cell>
          <table:table-cell table:style-name="ce5" office:value-type="currency" office:currency="AUD" office:value="2000000">
            <text:p>$2,000,000</text:p>
          </table:table-cell>
          <table:table-cell table:style-name="ce5" office:value-type="currency" office:currency="AUD" office:value="4000000">
            <text:p>$4,000,000</text:p>
          </table:table-cell>
          <table:table-cell table:style-name="ce10" office:value-type="date" office:date-value="2000-09-30">
            <text:p>30/09/00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Cyclone Paul</text:p>
          </table:table-cell>
          <table:table-cell table:style-name="ce3" office:value-type="string">
            <text:p>Nth WA</text:p>
          </table:table-cell>
          <table:table-cell table:style-name="ce5" office:value-type="currency" office:currency="AUD" office:value="8500000">
            <text:p>$8,500,000</text:p>
          </table:table-cell>
          <table:table-cell table:style-name="ce5" office:value-type="currency" office:currency="AUD" office:value="28000000">
            <text:p>$28,000,000</text:p>
          </table:table-cell>
          <table:table-cell table:style-name="ce10" office:value-type="date" office:date-value="2000-04-20">
            <text:p>20/04/00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Cyclone Tessi</text:p>
          </table:table-cell>
          <table:table-cell table:style-name="ce3" office:value-type="string">
            <text:p>Nth QLD</text:p>
          </table:table-cell>
          <table:table-cell table:style-name="ce5" office:value-type="currency" office:currency="AUD" office:value="15000000">
            <text:p>$15,000,000</text:p>
          </table:table-cell>
          <table:table-cell table:style-name="ce5" office:value-type="currency" office:currency="AUD" office:value="41000000">
            <text:p>$41,000,000</text:p>
          </table:table-cell>
          <table:table-cell table:style-name="ce10" office:value-type="date" office:date-value="2000-04-02">
            <text:p>02/04/00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Cyclone George</text:p>
          </table:table-cell>
          <table:table-cell table:style-name="ce3" office:value-type="string">
            <text:p>Nth WA</text:p>
          </table:table-cell>
          <table:table-cell table:style-name="ce5" office:value-type="currency" office:currency="AUD" office:value="5000000">
            <text:p>$5,000,000</text:p>
          </table:table-cell>
          <table:table-cell table:style-name="ce5" office:value-type="currency" office:currency="AUD" office:value="14000000">
            <text:p>$14,000,000</text:p>
          </table:table-cell>
          <table:table-cell table:style-name="ce10" office:value-type="date" office:date-value="2000-03-01">
            <text:p>01/03/00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Cyclone Steve</text:p>
          </table:table-cell>
          <table:table-cell table:style-name="ce3" office:value-type="string">
            <text:p>Far Nth</text:p>
          </table:table-cell>
          <table:table-cell table:style-name="ce5" office:value-type="currency" office:currency="AUD" office:value="11000000">
            <text:p>$11,000,000</text:p>
          </table:table-cell>
          <table:table-cell table:style-name="ce5" office:value-type="currency" office:currency="AUD" office:value="31000000">
            <text:p>$31,000,000</text:p>
          </table:table-cell>
          <table:table-cell table:style-name="ce10" office:value-type="date" office:date-value="2000-02-27">
            <text:p>27/02/00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Longreach</text:p>
          </table:table-cell>
          <table:table-cell table:style-name="ce5" office:value-type="currency" office:currency="AUD" office:value="12000000">
            <text:p>$12,000,000</text:p>
          </table:table-cell>
          <table:table-cell table:style-name="ce5" office:value-type="currency" office:currency="AUD" office:value="30000000">
            <text:p>$30,000,000</text:p>
          </table:table-cell>
          <table:table-cell table:style-name="ce10" office:value-type="date" office:date-value="2000-02-07">
            <text:p>07/02/00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Perth</text:p>
          </table:table-cell>
          <table:table-cell table:style-name="ce5" office:value-type="currency" office:currency="AUD" office:value="5000000">
            <text:p>$5,000,000</text:p>
          </table:table-cell>
          <table:table-cell table:style-name="ce5" office:value-type="currency" office:currency="AUD" office:value="15000000">
            <text:p>$15,000,000</text:p>
          </table:table-cell>
          <table:table-cell table:style-name="ce10" office:value-type="date" office:date-value="2000-01-14">
            <text:p>14/01/00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  Not Available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23000000">
            <text:p>$23,000,000</text:p>
          </table:table-cell>
          <table:table-cell table:style-name="ce10" office:value-type="date" office:date-value="1999-12-26">
            <text:p>26/12/99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40000000">
            <text:p>$40,000,000</text:p>
          </table:table-cell>
          <table:table-cell table:style-name="ce5" office:value-type="currency" office:currency="AUD" office:value="89000000">
            <text:p>$89,000,000</text:p>
          </table:table-cell>
          <table:table-cell table:style-name="ce10" office:value-type="date" office:date-value="1999-10-24">
            <text:p>24/10/99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Wollongong</text:p>
          </table:table-cell>
          <table:table-cell table:style-name="ce5" office:value-type="currency" office:currency="AUD" office:value="5000000">
            <text:p>$5,000,000</text:p>
          </table:table-cell>
          <table:table-cell table:style-name="ce5" office:value-type="currency" office:currency="AUD" office:value="11000000">
            <text:p>$11,000,000</text:p>
          </table:table-cell>
          <table:table-cell table:style-name="ce10" office:value-type="date" office:date-value="1999-10-24">
            <text:p>24/10/99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1700000000">
            <text:p>$1,700,000,000</text:p>
          </table:table-cell>
          <table:table-cell table:style-name="ce5" office:value-type="currency" office:currency="AUD" office:value="4296000000">
            <text:p>$4,296,000,000</text:p>
          </table:table-cell>
          <table:table-cell table:style-name="ce10" office:value-type="date" office:date-value="1999-04-14">
            <text:p>14/04/99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Cyclone Vance</text:p>
          </table:table-cell>
          <table:table-cell table:style-name="ce3" office:value-type="string">
            <text:p>Exmouth, Onslow</text:p>
          </table:table-cell>
          <table:table-cell table:style-name="ce5" office:value-type="currency" office:currency="AUD" office:value="35000000">
            <text:p>$35,000,000</text:p>
          </table:table-cell>
          <table:table-cell table:style-name="ce5" office:value-type="currency" office:currency="AUD" office:value="108000000">
            <text:p>$108,000,000</text:p>
          </table:table-cell>
          <table:table-cell table:style-name="ce10" office:value-type="date" office:date-value="1999-03-22">
            <text:p>22/03/99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Moora</text:p>
          </table:table-cell>
          <table:table-cell table:style-name="ce5" office:value-type="currency" office:currency="AUD" office:value="4000000">
            <text:p>$4,000,000</text:p>
          </table:table-cell>
          <table:table-cell table:style-name="ce5" office:value-type="currency" office:currency="AUD" office:value="12000000">
            <text:p>$12,000,000</text:p>
          </table:table-cell>
          <table:table-cell table:style-name="ce10" office:value-type="date" office:date-value="1999-03-20">
            <text:p>20/03/99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Cyclone Rona</text:p>
          </table:table-cell>
          <table:table-cell table:style-name="ce3" office:value-type="string">
            <text:p>Nth QLD</text:p>
          </table:table-cell>
          <table:table-cell table:style-name="ce5" office:value-type="currency" office:currency="AUD" office:value="4000000">
            <text:p>$4,000,000</text:p>
          </table:table-cell>
          <table:table-cell table:style-name="ce5" office:value-type="currency" office:currency="AUD" office:value="14000000">
            <text:p>$14,000,000</text:p>
          </table:table-cell>
          <table:table-cell table:style-name="ce10" office:value-type="date" office:date-value="1999-02-12">
            <text:p>12/02/99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SE QLD</text:p>
          </table:table-cell>
          <table:table-cell table:style-name="ce5" office:value-type="currency" office:currency="AUD" office:value="2000000">
            <text:p>$2,000,000</text:p>
          </table:table-cell>
          <table:table-cell table:style-name="ce5" office:value-type="currency" office:currency="AUD" office:value="7000000">
            <text:p>$7,000,000</text:p>
          </table:table-cell>
          <table:table-cell table:style-name="ce10" office:value-type="date" office:date-value="1999-02-07">
            <text:p>07/02/99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Melbourne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25000000">
            <text:p>$25,000,000</text:p>
          </table:table-cell>
          <table:table-cell table:style-name="ce10" office:value-type="date" office:date-value="1998-12-26">
            <text:p>26/12/98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Brisbane</text:p>
          </table:table-cell>
          <table:table-cell table:style-name="ce5" office:value-type="currency" office:currency="AUD" office:value="76000000">
            <text:p>$76,000,000</text:p>
          </table:table-cell>
          <table:table-cell table:style-name="ce5" office:value-type="currency" office:currency="AUD" office:value="254000000">
            <text:p>$254,000,000</text:p>
          </table:table-cell>
          <table:table-cell table:style-name="ce10" office:value-type="date" office:date-value="1998-12-16">
            <text:p>16/12/98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Brisbane</text:p>
          </table:table-cell>
          <table:table-cell table:style-name="ce5" office:value-type="currency" office:currency="AUD" office:value="7000000">
            <text:p>$7,000,000</text:p>
          </table:table-cell>
          <table:table-cell table:style-name="ce5" office:value-type="currency" office:currency="AUD" office:value="23000000">
            <text:p>$23,000,000</text:p>
          </table:table-cell>
          <table:table-cell table:style-name="ce10" office:value-type="date" office:date-value="1998-11-14">
            <text:p>14/11/98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EQLD</text:p>
          </table:table-cell>
          <table:table-cell table:style-name="ce5" office:value-type="currency" office:currency="AUD" office:value="23000000">
            <text:p>$23,000,000</text:p>
          </table:table-cell>
          <table:table-cell table:style-name="ce5" office:value-type="currency" office:currency="AUD" office:value="80000000">
            <text:p>$80,000,000</text:p>
          </table:table-cell>
          <table:table-cell table:style-name="ce10" office:value-type="date" office:date-value="1998-10-13">
            <text:p>13/10/98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Wollongong</text:p>
          </table:table-cell>
          <table:table-cell table:style-name="ce5" office:value-type="currency" office:currency="AUD" office:value="40000000">
            <text:p>$40,000,000</text:p>
          </table:table-cell>
          <table:table-cell table:style-name="ce5" office:value-type="currency" office:currency="AUD" office:value="97000000">
            <text:p>$97,000,000</text:p>
          </table:table-cell>
          <table:table-cell table:style-name="ce10" office:value-type="date" office:date-value="1998-08-17">
            <text:p>17/08/98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25000000">
            <text:p>$25,000,000</text:p>
          </table:table-cell>
          <table:table-cell table:style-name="ce10" office:value-type="date" office:date-value="1998-08-06">
            <text:p>06/08/98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East Gippsland</text:p>
          </table:table-cell>
          <table:table-cell table:style-name="ce5" office:value-type="currency" office:currency="AUD" office:value="1300000">
            <text:p>$1,300,000</text:p>
          </table:table-cell>
          <table:table-cell table:style-name="ce5" office:value-type="currency" office:currency="AUD" office:value="3000000">
            <text:p>$3,000,000</text:p>
          </table:table-cell>
          <table:table-cell table:style-name="ce10" office:value-type="date" office:date-value="1998-06-24">
            <text:p>24/06/98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Hunter Valley</text:p>
          </table:table-cell>
          <table:table-cell table:style-name="ce5" office:value-type="currency" office:currency="AUD" office:value="12000000">
            <text:p>$12,000,000</text:p>
          </table:table-cell>
          <table:table-cell table:style-name="ce5" office:value-type="currency" office:currency="AUD" office:value="39000000">
            <text:p>$39,000,000</text:p>
          </table:table-cell>
          <table:table-cell table:style-name="ce10" office:value-type="date" office:date-value="1998-06-23">
            <text:p>23/06/98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28000000">
            <text:p>$28,000,000</text:p>
          </table:table-cell>
          <table:table-cell table:style-name="ce10" office:value-type="date" office:date-value="1998-04-09">
            <text:p>09/04/98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12000000">
            <text:p>$12,000,000</text:p>
          </table:table-cell>
          <table:table-cell table:style-name="ce5" office:value-type="currency" office:currency="AUD" office:value="34000000">
            <text:p>$34,000,000</text:p>
          </table:table-cell>
          <table:table-cell table:style-name="ce10" office:value-type="date" office:date-value="1998-02-04">
            <text:p>04/02/98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Katherine</text:p>
          </table:table-cell>
          <table:table-cell table:style-name="ce5" office:value-type="currency" office:currency="AUD" office:value="70000000">
            <text:p>$70,000,000</text:p>
          </table:table-cell>
          <table:table-cell table:style-name="ce5" office:value-type="currency" office:currency="AUD" office:value="201000000">
            <text:p>$201,000,000</text:p>
          </table:table-cell>
          <table:table-cell table:style-name="ce10" office:value-type="date" office:date-value="1998-01-26">
            <text:p>26/01/98</text:p>
          </table:table-cell>
          <table:table-cell table:style-name="ce9" office:value-type="string">
            <text:p>NT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Townsville</text:p>
          </table:table-cell>
          <table:table-cell table:style-name="ce5" office:value-type="currency" office:currency="AUD" office:value="71000000">
            <text:p>$71,000,000</text:p>
          </table:table-cell>
          <table:table-cell table:style-name="ce5" office:value-type="currency" office:currency="AUD" office:value="245000000">
            <text:p>$245,000,000</text:p>
          </table:table-cell>
          <table:table-cell table:style-name="ce10" office:value-type="date" office:date-value="1998-01-10">
            <text:p>10/01/98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Nyngan</text:p>
          </table:table-cell>
          <table:table-cell table:style-name="ce5" office:value-type="currency" office:currency="AUD" office:value="12000000">
            <text:p>$12,000,000</text:p>
          </table:table-cell>
          <table:table-cell table:style-name="ce5" office:value-type="currency" office:currency="AUD" office:value="27000000">
            <text:p>$27,000,000</text:p>
          </table:table-cell>
          <table:table-cell table:style-name="ce10" office:value-type="date" office:date-value="1998-01-05">
            <text:p>05/01/98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Menai</text:p>
          </table:table-cell>
          <table:table-cell table:style-name="ce5" office:value-type="currency" office:currency="AUD" office:value="3000000">
            <text:p>$3,000,000</text:p>
          </table:table-cell>
          <table:table-cell table:style-name="ce5" office:value-type="currency" office:currency="AUD" office:value="8000000">
            <text:p>$8,000,000</text:p>
          </table:table-cell>
          <table:table-cell table:style-name="ce10" office:value-type="date" office:date-value="1997-12-21">
            <text:p>21/12/97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40000000">
            <text:p>$40,000,000</text:p>
          </table:table-cell>
          <table:table-cell table:style-name="ce5" office:value-type="currency" office:currency="AUD" office:value="113000000">
            <text:p>$113,000,000</text:p>
          </table:table-cell>
          <table:table-cell table:style-name="ce10" office:value-type="date" office:date-value="1997-12-19">
            <text:p>19/12/97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Grafton</text:p>
          </table:table-cell>
          <table:table-cell table:style-name="ce5" office:value-type="currency" office:currency="AUD" office:value="5000000">
            <text:p>$5,000,000</text:p>
          </table:table-cell>
          <table:table-cell table:style-name="ce5" office:value-type="currency" office:currency="AUD" office:value="13000000">
            <text:p>$13,000,000</text:p>
          </table:table-cell>
          <table:table-cell table:style-name="ce10" office:value-type="date" office:date-value="1997-11-16">
            <text:p>16/11/97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SE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41000000">
            <text:p>$41,000,000</text:p>
          </table:table-cell>
          <table:table-cell table:style-name="ce10" office:value-type="date" office:date-value="1997-03-31">
            <text:p>31/03/97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Cyclone Justin</text:p>
          </table:table-cell>
          <table:table-cell table:style-name="ce3" office:value-type="string">
            <text:p>Cairns</text:p>
          </table:table-cell>
          <table:table-cell table:style-name="ce5" office:value-type="currency" office:currency="AUD" office:value="8000000">
            <text:p>$8,000,000</text:p>
          </table:table-cell>
          <table:table-cell table:style-name="ce5" office:value-type="currency" office:currency="AUD" office:value="27000000">
            <text:p>$27,000,000</text:p>
          </table:table-cell>
          <table:table-cell table:style-name="ce10" office:value-type="date" office:date-value="1997-03-22">
            <text:p>22/03/97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Ferny Creek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29000000">
            <text:p>$29,000,000</text:p>
          </table:table-cell>
          <table:table-cell table:style-name="ce10" office:value-type="date" office:date-value="1997-02-21">
            <text:p>21/02/97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Singleton</text:p>
          </table:table-cell>
          <table:table-cell table:style-name="ce5" office:value-type="currency" office:currency="AUD" office:value="49000000">
            <text:p>$49,000,000</text:p>
          </table:table-cell>
          <table:table-cell table:style-name="ce5" office:value-type="currency" office:currency="AUD" office:value="149000000">
            <text:p>$149,000,000</text:p>
          </table:table-cell>
          <table:table-cell table:style-name="ce10" office:value-type="date" office:date-value="1996-12-11">
            <text:p>11/12/96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Brisbane</text:p>
          </table:table-cell>
          <table:table-cell table:number-columns-repeated="2" table:style-name="ce5" office:value-type="currency" office:currency="AUD" office:value="4000000">
            <text:p>$4,000,000</text:p>
          </table:table-cell>
          <table:table-cell table:style-name="ce10" office:value-type="date" office:date-value="1996-12-04">
            <text:p>04/12/96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Coffs Harbour</text:p>
          </table:table-cell>
          <table:table-cell table:style-name="ce5" office:value-type="currency" office:currency="AUD" office:value="20000000">
            <text:p>$20,000,000</text:p>
          </table:table-cell>
          <table:table-cell table:style-name="ce5" office:value-type="currency" office:currency="AUD" office:value="67000000">
            <text:p>$67,000,000</text:p>
          </table:table-cell>
          <table:table-cell table:style-name="ce10" office:value-type="date" office:date-value="1996-11-23">
            <text:p>23/11/96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Tamworth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28000000">
            <text:p>$28,000,000</text:p>
          </table:table-cell>
          <table:table-cell table:style-name="ce10" office:value-type="date" office:date-value="1996-11-14">
            <text:p>14/11/96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Armidale &amp; Tamworth</text:p>
          </table:table-cell>
          <table:table-cell table:style-name="ce5" office:value-type="currency" office:currency="AUD" office:value="104000000">
            <text:p>$104,000,000</text:p>
          </table:table-cell>
          <table:table-cell table:style-name="ce5" office:value-type="currency" office:currency="AUD" office:value="288000000">
            <text:p>$288,000,000</text:p>
          </table:table-cell>
          <table:table-cell table:style-name="ce10" office:value-type="date" office:date-value="1996-09-29">
            <text:p>29/09/96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30000000">
            <text:p>$30,000,000</text:p>
          </table:table-cell>
          <table:table-cell table:style-name="ce10" office:value-type="date" office:date-value="1996-08-31">
            <text:p>31/08/96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SE QLD</text:p>
          </table:table-cell>
          <table:table-cell table:style-name="ce5" office:value-type="currency" office:currency="AUD" office:value="31000000">
            <text:p>$31,000,000</text:p>
          </table:table-cell>
          <table:table-cell table:style-name="ce5" office:value-type="currency" office:currency="AUD" office:value="134000000">
            <text:p>$134,000,000</text:p>
          </table:table-cell>
          <table:table-cell table:style-name="ce10" office:value-type="date" office:date-value="1996-05-03">
            <text:p>03/05/96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Cyclone Olivia</text:p>
          </table:table-cell>
          <table:table-cell table:style-name="ce3" office:value-type="string">
            <text:p>Pannawonica</text:p>
          </table:table-cell>
          <table:table-cell table:style-name="ce5" office:value-type="currency" office:currency="AUD" office:value="2000000">
            <text:p>$2,000,000</text:p>
          </table:table-cell>
          <table:table-cell table:style-name="ce5" office:value-type="currency" office:currency="AUD" office:value="6000000">
            <text:p>$6,000,000</text:p>
          </table:table-cell>
          <table:table-cell table:style-name="ce10" office:value-type="date" office:date-value="1996-04-05">
            <text:p>05/04/96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14000000">
            <text:p>$14,000,000</text:p>
          </table:table-cell>
          <table:table-cell table:style-name="ce5" office:value-type="currency" office:currency="AUD" office:value="43000000">
            <text:p>$43,000,000</text:p>
          </table:table-cell>
          <table:table-cell table:style-name="ce10" office:value-type="date" office:date-value="1996-01-31">
            <text:p>31/01/96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SE QLD</text:p>
          </table:table-cell>
          <table:table-cell table:style-name="ce5" office:value-type="currency" office:currency="AUD" office:value="40000000">
            <text:p>$40,000,000</text:p>
          </table:table-cell>
          <table:table-cell table:style-name="ce5" office:value-type="currency" office:currency="AUD" office:value="166000000">
            <text:p>$166,000,000</text:p>
          </table:table-cell>
          <table:table-cell table:style-name="ce10" office:value-type="date" office:date-value="1995-11-06">
            <text:p>06/11/95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Cyclone Bobby</text:p>
          </table:table-cell>
          <table:table-cell table:style-name="ce3" office:value-type="string">
            <text:p>Kalgoolie</text:p>
          </table:table-cell>
          <table:table-cell table:style-name="ce5" office:value-type="currency" office:currency="AUD" office:value="11000000">
            <text:p>$11,000,000</text:p>
          </table:table-cell>
          <table:table-cell table:style-name="ce5" office:value-type="currency" office:currency="AUD" office:value="48000000">
            <text:p>$48,000,000</text:p>
          </table:table-cell>
          <table:table-cell table:style-name="ce10" office:value-type="date" office:date-value="1995-02-25">
            <text:p>25/02/95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29000000">
            <text:p>$29,000,000</text:p>
          </table:table-cell>
          <table:table-cell table:style-name="ce5" office:value-type="currency" office:currency="AUD" office:value="100000000">
            <text:p>$100,000,000</text:p>
          </table:table-cell>
          <table:table-cell table:style-name="ce10" office:value-type="date" office:date-value="1994-11-20">
            <text:p>20/11/94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Earthquake</text:p>
          </table:table-cell>
          <table:table-cell table:style-name="ce3" office:value-type="string">
            <text:p>Cessnock</text:p>
          </table:table-cell>
          <table:table-cell table:style-name="ce5" office:value-type="currency" office:currency="AUD" office:value="37200000">
            <text:p>$37,200,000</text:p>
          </table:table-cell>
          <table:table-cell table:style-name="ce5" office:value-type="currency" office:currency="AUD" office:value="115000000">
            <text:p>$115,000,000</text:p>
          </table:table-cell>
          <table:table-cell table:style-name="ce10" office:value-type="date" office:date-value="1994-08-06">
            <text:p>06/08/94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Perth</text:p>
          </table:table-cell>
          <table:table-cell table:style-name="ce5" office:value-type="currency" office:currency="AUD" office:value="37000000">
            <text:p>$37,000,000</text:p>
          </table:table-cell>
          <table:table-cell table:style-name="ce5" office:value-type="currency" office:currency="AUD" office:value="187000000">
            <text:p>$187,000,000</text:p>
          </table:table-cell>
          <table:table-cell table:style-name="ce10" office:value-type="date" office:date-value="1994-05-23">
            <text:p>23/05/94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Eastern Seaboard</text:p>
          </table:table-cell>
          <table:table-cell table:style-name="ce5" office:value-type="currency" office:currency="AUD" office:value="59100000">
            <text:p>$59,100,000</text:p>
          </table:table-cell>
          <table:table-cell table:style-name="ce5" office:value-type="currency" office:currency="AUD" office:value="215000000">
            <text:p>$215,000,000</text:p>
          </table:table-cell>
          <table:table-cell table:style-name="ce10" office:value-type="date" office:date-value="1994-01-16">
            <text:p>16/01/94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Melbourne</text:p>
          </table:table-cell>
          <table:table-cell table:style-name="ce5" office:value-type="currency" office:currency="AUD" office:value="12000000">
            <text:p>$12,000,000</text:p>
          </table:table-cell>
          <table:table-cell table:style-name="ce5" office:value-type="currency" office:currency="AUD" office:value="44000000">
            <text:p>$44,000,000</text:p>
          </table:table-cell>
          <table:table-cell table:style-name="ce10" office:value-type="date" office:date-value="1993-12-14">
            <text:p>14/12/93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Benalla &amp; Shepparton</text:p>
          </table:table-cell>
          <table:table-cell table:style-name="ce5" office:value-type="currency" office:currency="AUD" office:value="12000000">
            <text:p>$12,000,000</text:p>
          </table:table-cell>
          <table:table-cell table:style-name="ce7" office:value-type="currency" office:currency="AUD" office:value="44000">
            <text:p>$44,000</text:p>
          </table:table-cell>
          <table:table-cell table:style-name="ce10" office:value-type="date" office:date-value="1993-10-03">
            <text:p>03/10/93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118000000">
            <text:p>$118,000,000</text:p>
          </table:table-cell>
          <table:table-cell table:style-name="ce5" office:value-type="currency" office:currency="AUD" office:value="441000000">
            <text:p>$441,000,000</text:p>
          </table:table-cell>
          <table:table-cell table:style-name="ce10" office:value-type="date" office:date-value="1992-02-12">
            <text:p>12/02/92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Perth</text:p>
          </table:table-cell>
          <table:table-cell table:style-name="ce5" office:value-type="currency" office:currency="AUD" office:value="4000000">
            <text:p>$4,000,000</text:p>
          </table:table-cell>
          <table:table-cell table:style-name="ce5" office:value-type="currency" office:currency="AUD" office:value="22000000">
            <text:p>$22,000,000</text:p>
          </table:table-cell>
          <table:table-cell table:style-name="ce10" office:value-type="date" office:date-value="1992-02-08">
            <text:p>08/02/92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Melbourne &amp; Ballarat</text:p>
          </table:table-cell>
          <table:table-cell table:style-name="ce5" office:value-type="currency" office:currency="AUD" office:value="24000000">
            <text:p>$24,000,000</text:p>
          </table:table-cell>
          <table:table-cell table:style-name="ce5" office:value-type="currency" office:currency="AUD" office:value="90000000">
            <text:p>$90,000,000</text:p>
          </table:table-cell>
          <table:table-cell table:style-name="ce10" office:value-type="date" office:date-value="1991-12-20">
            <text:p>20/12/91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Central Coast</text:p>
          </table:table-cell>
          <table:table-cell table:style-name="ce5" office:value-type="currency" office:currency="AUD" office:value="12000000">
            <text:p>$12,000,000</text:p>
          </table:table-cell>
          <table:table-cell table:style-name="ce5" office:value-type="currency" office:currency="AUD" office:value="54000000">
            <text:p>$54,000,000</text:p>
          </table:table-cell>
          <table:table-cell table:style-name="ce10" office:value-type="date" office:date-value="1991-10-16">
            <text:p>16/10/91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SE NSW</text:p>
          </table:table-cell>
          <table:table-cell table:style-name="ce5" office:value-type="currency" office:currency="AUD" office:value="15000000">
            <text:p>$15,000,000</text:p>
          </table:table-cell>
          <table:table-cell table:style-name="ce5" office:value-type="currency" office:currency="AUD" office:value="57000000">
            <text:p>$57,000,000</text:p>
          </table:table-cell>
          <table:table-cell table:style-name="ce10" office:value-type="date" office:date-value="1991-06-07">
            <text:p>07/06/91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Orbost</text:p>
          </table:table-cell>
          <table:table-cell table:style-name="ce5" office:value-type="currency" office:currency="AUD" office:value="12000000">
            <text:p>$12,000,000</text:p>
          </table:table-cell>
          <table:table-cell table:style-name="ce5" office:value-type="currency" office:currency="AUD" office:value="32000000">
            <text:p>$32,000,000</text:p>
          </table:table-cell>
          <table:table-cell table:style-name="ce10" office:value-type="date" office:date-value="1991-01-24">
            <text:p>24/01/91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Adelaide</text:p>
          </table:table-cell>
          <table:table-cell table:style-name="ce5" office:value-type="currency" office:currency="AUD" office:value="30000000">
            <text:p>$30,000,000</text:p>
          </table:table-cell>
          <table:table-cell table:style-name="ce5" office:value-type="currency" office:currency="AUD" office:value="112000000">
            <text:p>$112,000,000</text:p>
          </table:table-cell>
          <table:table-cell table:style-name="ce10" office:value-type="date" office:date-value="1991-01-22">
            <text:p>22/01/91</text:p>
          </table:table-cell>
          <table:table-cell table:style-name="ce9" office:value-type="string">
            <text:p>SA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138400000">
            <text:p>$138,400,000</text:p>
          </table:table-cell>
          <table:table-cell table:style-name="ce5" office:value-type="currency" office:currency="AUD" office:value="525000000">
            <text:p>$525,000,000</text:p>
          </table:table-cell>
          <table:table-cell table:style-name="ce10" office:value-type="date" office:date-value="1991-01-21">
            <text:p>21/01/91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  Not available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32000000">
            <text:p>$32,000,000</text:p>
          </table:table-cell>
          <table:table-cell table:style-name="ce10" office:value-type="date" office:date-value="1990-12-27">
            <text:p>27/12/90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Rockhampton to Cairns</text:p>
          </table:table-cell>
          <table:table-cell table:style-name="ce5" office:value-type="currency" office:currency="AUD" office:value="32000000">
            <text:p>$32,000,000</text:p>
          </table:table-cell>
          <table:table-cell table:style-name="ce5" office:value-type="currency" office:currency="AUD" office:value="121000000">
            <text:p>$121,000,000</text:p>
          </table:table-cell>
          <table:table-cell table:style-name="ce10" office:value-type="date" office:date-value="1990-12-26">
            <text:p>26/12/90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12000000">
            <text:p>$12,000,000</text:p>
          </table:table-cell>
          <table:table-cell table:style-name="ce5" office:value-type="currency" office:currency="AUD" office:value="46000000">
            <text:p>$46,000,000</text:p>
          </table:table-cell>
          <table:table-cell table:style-name="ce10" office:value-type="date" office:date-value="1990-08-03">
            <text:p>03/08/90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  NSW/QLD Nyngan &amp; Charlivlle</text:p>
          </table:table-cell>
          <table:table-cell table:style-name="ce5" office:value-type="currency" office:currency="AUD" office:value="30000000">
            <text:p>$30,000,000</text:p>
          </table:table-cell>
          <table:table-cell table:style-name="ce5" office:value-type="currency" office:currency="AUD" office:value="99000000">
            <text:p>$99,000,000</text:p>
          </table:table-cell>
          <table:table-cell table:style-name="ce10" office:value-type="date" office:date-value="1990-04-18">
            <text:p>18/04/90</text:p>
          </table:table-cell>
          <table:table-cell table:style-name="ce9" office:value-type="string">
            <text:p>NSW/QLD Nyngan &amp; Charlivlle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319000000">
            <text:p>$319,000,000</text:p>
          </table:table-cell>
          <table:table-cell table:style-name="ce5" office:value-type="currency" office:currency="AUD" office:value="1297000000">
            <text:p>$1,297,000,000</text:p>
          </table:table-cell>
          <table:table-cell table:style-name="ce10" office:value-type="date" office:date-value="1990-03-18">
            <text:p>18/03/90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41000000">
            <text:p>$41,000,000</text:p>
          </table:table-cell>
          <table:table-cell table:style-name="ce10" office:value-type="date" office:date-value="1990-02-10">
            <text:p>10/02/90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Dubbo</text:p>
          </table:table-cell>
          <table:table-cell table:style-name="ce5" office:value-type="currency" office:currency="AUD" office:value="9000000">
            <text:p>$9,000,000</text:p>
          </table:table-cell>
          <table:table-cell table:style-name="ce5" office:value-type="currency" office:currency="AUD" office:value="35000000">
            <text:p>$35,000,000</text:p>
          </table:table-cell>
          <table:table-cell table:style-name="ce10" office:value-type="date" office:date-value="1990-02-07">
            <text:p>07/02/90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Cyclone Nancy</text:p>
          </table:table-cell>
          <table:table-cell table:style-name="ce3" office:value-type="string">
            <text:p>Sydney to Brisbane</text:p>
          </table:table-cell>
          <table:table-cell table:style-name="ce5" office:value-type="currency" office:currency="AUD" office:value="33000000">
            <text:p>$33,000,000</text:p>
          </table:table-cell>
          <table:table-cell table:style-name="ce5" office:value-type="currency" office:currency="AUD" office:value="197000000">
            <text:p>$197,000,000</text:p>
          </table:table-cell>
          <table:table-cell table:style-name="ce10" office:value-type="date" office:date-value="1990-02-03">
            <text:p>03/02/90</text:p>
          </table:table-cell>
          <table:table-cell table:style-name="ce9" office:value-type="string">
            <text:p>NSW/QLD</text:p>
          </table:table-cell>
        </table:table-row>
        <table:table-row table:style-name="ro2">
          <table:table-cell/>
          <table:table-cell table:style-name="ce3" office:value-type="string">
            <text:p>Earthquake</text:p>
          </table:table-cell>
          <table:table-cell table:style-name="ce3" office:value-type="string">
            <text:p>Newcastle</text:p>
          </table:table-cell>
          <table:table-cell table:style-name="ce5" office:value-type="currency" office:currency="AUD" office:value="862000000">
            <text:p>$862,000,000</text:p>
          </table:table-cell>
          <table:table-cell table:style-name="ce5" office:value-type="currency" office:currency="AUD" office:value="3240000000">
            <text:p>$3,240,000,000</text:p>
          </table:table-cell>
          <table:table-cell table:style-name="ce10" office:value-type="date" office:date-value="1989-12-28">
            <text:p>28/12/89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Ballarat</text:p>
          </table:table-cell>
          <table:table-cell table:style-name="ce5" office:value-type="currency" office:currency="AUD" office:value="20000000">
            <text:p>$20,000,000</text:p>
          </table:table-cell>
          <table:table-cell table:style-name="ce5" office:value-type="currency" office:currency="AUD" office:value="81000000">
            <text:p>$81,000,000</text:p>
          </table:table-cell>
          <table:table-cell table:style-name="ce10" office:value-type="date" office:date-value="1989-11-16">
            <text:p>16/11/89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Cyclone Aivu</text:p>
          </table:table-cell>
          <table:table-cell table:style-name="ce3" office:value-type="string">
            <text:p>Townsville to Mackay</text:p>
          </table:table-cell>
          <table:table-cell table:style-name="ce5" office:value-type="currency" office:currency="AUD" office:value="26000000">
            <text:p>$26,000,000</text:p>
          </table:table-cell>
          <table:table-cell table:style-name="ce5" office:value-type="currency" office:currency="AUD" office:value="138000000">
            <text:p>$138,000,000</text:p>
          </table:table-cell>
          <table:table-cell table:style-name="ce10" office:value-type="date" office:date-value="1989-04-04">
            <text:p>04/04/89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Melbourne</text:p>
          </table:table-cell>
          <table:table-cell table:style-name="ce5" office:value-type="currency" office:currency="AUD" office:value="17000000">
            <text:p>$17,000,000</text:p>
          </table:table-cell>
          <table:table-cell table:style-name="ce5" office:value-type="currency" office:currency="AUD" office:value="74000000">
            <text:p>$74,000,000</text:p>
          </table:table-cell>
          <table:table-cell table:style-name="ce10" office:value-type="date" office:date-value="1989-02-07">
            <text:p>07/02/89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Melbourne</text:p>
          </table:table-cell>
          <table:table-cell table:style-name="ce5" office:value-type="currency" office:currency="AUD" office:value="11000000">
            <text:p>$11,000,000</text:p>
          </table:table-cell>
          <table:table-cell table:style-name="ce5" office:value-type="currency" office:currency="AUD" office:value="48000000">
            <text:p>$48,000,000</text:p>
          </table:table-cell>
          <table:table-cell table:style-name="ce10" office:value-type="date" office:date-value="1988-11-30">
            <text:p>30/11/88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W WA</text:p>
          </table:table-cell>
          <table:table-cell table:style-name="ce5" office:value-type="currency" office:currency="AUD" office:value="8000000">
            <text:p>$8,000,000</text:p>
          </table:table-cell>
          <table:table-cell table:style-name="ce5" office:value-type="currency" office:currency="AUD" office:value="60000000">
            <text:p>$60,000,000</text:p>
          </table:table-cell>
          <table:table-cell table:style-name="ce10" office:value-type="date" office:date-value="1988-08-22">
            <text:p>22/08/88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Cyclone Herbie</text:p>
          </table:table-cell>
          <table:table-cell table:style-name="ce3" office:value-type="string">
            <text:p>Carnarvon to Denham</text:p>
          </table:table-cell>
          <table:table-cell table:style-name="ce5" office:value-type="currency" office:currency="AUD" office:value="20000000">
            <text:p>$20,000,000</text:p>
          </table:table-cell>
          <table:table-cell table:style-name="ce5" office:value-type="currency" office:currency="AUD" office:value="117000000">
            <text:p>$117,000,000</text:p>
          </table:table-cell>
          <table:table-cell table:style-name="ce10" office:value-type="date" office:date-value="1988-05-21">
            <text:p>21/05/88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25000000">
            <text:p>$25,000,000</text:p>
          </table:table-cell>
          <table:table-cell table:style-name="ce5" office:value-type="currency" office:currency="AUD" office:value="139000000">
            <text:p>$139,000,000</text:p>
          </table:table-cell>
          <table:table-cell table:style-name="ce10" office:value-type="date" office:date-value="1988-04-30">
            <text:p>30/04/88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Alice Springs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68000000">
            <text:p>$68,000,000</text:p>
          </table:table-cell>
          <table:table-cell table:style-name="ce10" office:value-type="date" office:date-value="1988-04-01">
            <text:p>01/04/88</text:p>
          </table:table-cell>
          <table:table-cell table:style-name="ce9" office:value-type="string">
            <text:p>NT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Melbourne</text:p>
          </table:table-cell>
          <table:table-cell table:style-name="ce5" office:value-type="currency" office:currency="AUD" office:value="8000000">
            <text:p>$8,000,000</text:p>
          </table:table-cell>
          <table:table-cell table:style-name="ce5" office:value-type="currency" office:currency="AUD" office:value="40000000">
            <text:p>$40,000,000</text:p>
          </table:table-cell>
          <table:table-cell table:style-name="ce10" office:value-type="date" office:date-value="1987-11-09">
            <text:p>09/11/87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East Perth</text:p>
          </table:table-cell>
          <table:table-cell table:style-name="ce5" office:value-type="currency" office:currency="AUD" office:value="2000000">
            <text:p>$2,000,000</text:p>
          </table:table-cell>
          <table:table-cell table:style-name="ce5" office:value-type="currency" office:currency="AUD" office:value="17000000">
            <text:p>$17,000,000</text:p>
          </table:table-cell>
          <table:table-cell table:style-name="ce10" office:value-type="date" office:date-value="1987-07-29">
            <text:p>29/07/87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Southern</text:p>
          </table:table-cell>
          <table:table-cell table:style-name="ce5" office:value-type="currency" office:currency="AUD" office:value="7000000">
            <text:p>$7,000,000</text:p>
          </table:table-cell>
          <table:table-cell table:style-name="ce5" office:value-type="currency" office:currency="AUD" office:value="32000000">
            <text:p>$32,000,000</text:p>
          </table:table-cell>
          <table:table-cell table:style-name="ce10" office:value-type="date" office:date-value="1987-02-01">
            <text:p>01/02/87</text:p>
          </table:table-cell>
          <table:table-cell table:style-name="ce9" office:value-type="string">
            <text:p>TAS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Adelaide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50000000">
            <text:p>$50,000,000</text:p>
          </table:table-cell>
          <table:table-cell table:style-name="ce10" office:value-type="date" office:date-value="1986-12-06">
            <text:p>06/12/86</text:p>
          </table:table-cell>
          <table:table-cell table:style-name="ce9" office:value-type="string">
            <text:p>SA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Western Sydney</text:p>
          </table:table-cell>
          <table:table-cell table:style-name="ce5" office:value-type="currency" office:currency="AUD" office:value="104000000">
            <text:p>$104,000,000</text:p>
          </table:table-cell>
          <table:table-cell table:style-name="ce5" office:value-type="currency" office:currency="AUD" office:value="638000000">
            <text:p>$638,000,000</text:p>
          </table:table-cell>
          <table:table-cell table:style-name="ce10" office:value-type="date" office:date-value="1986-10-03">
            <text:p>03/10/86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35000000">
            <text:p>$35,000,000</text:p>
          </table:table-cell>
          <table:table-cell table:style-name="ce5" office:value-type="currency" office:currency="AUD" office:value="215000000">
            <text:p>$215,000,000</text:p>
          </table:table-cell>
          <table:table-cell table:style-name="ce10" office:value-type="date" office:date-value="1986-08-05">
            <text:p>05/08/86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Cyclone Winifred</text:p>
          </table:table-cell>
          <table:table-cell table:style-name="ce3" office:value-type="string">
            <text:p>Cairns to Ingham</text:p>
          </table:table-cell>
          <table:table-cell table:style-name="ce5" office:value-type="currency" office:currency="AUD" office:value="40000000">
            <text:p>$40,000,000</text:p>
          </table:table-cell>
          <table:table-cell table:style-name="ce5" office:value-type="currency" office:currency="AUD" office:value="205000000">
            <text:p>$205,000,000</text:p>
          </table:table-cell>
          <table:table-cell table:style-name="ce10" office:value-type="date" office:date-value="1986-02-01">
            <text:p>01/02/86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Orange</text:p>
          </table:table-cell>
          <table:table-cell table:style-name="ce5" office:value-type="currency" office:currency="AUD" office:value="25000000">
            <text:p>$25,000,000</text:p>
          </table:table-cell>
          <table:table-cell table:style-name="ce5" office:value-type="currency" office:currency="AUD" office:value="160000000">
            <text:p>$160,000,000</text:p>
          </table:table-cell>
          <table:table-cell table:style-name="ce10" office:value-type="date" office:date-value="1986-01-21">
            <text:p>21/01/86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Brisbane</text:p>
          </table:table-cell>
          <table:table-cell table:style-name="ce5" office:value-type="currency" office:currency="AUD" office:value="180000000">
            <text:p>$180,000,000</text:p>
          </table:table-cell>
          <table:table-cell table:style-name="ce5" office:value-type="currency" office:currency="AUD" office:value="2063000000">
            <text:p>$2,063,000,000</text:p>
          </table:table-cell>
          <table:table-cell table:style-name="ce10" office:value-type="date" office:date-value="1985-01-18">
            <text:p>18/01/85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Melbourne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63000000">
            <text:p>$63,000,000</text:p>
          </table:table-cell>
          <table:table-cell table:style-name="ce10" office:value-type="date" office:date-value="1985-09-10">
            <text:p>10/09/85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80000000">
            <text:p>$80,000,000</text:p>
          </table:table-cell>
          <table:table-cell table:style-name="ce5" office:value-type="currency" office:currency="AUD" office:value="578000000">
            <text:p>$578,000,000</text:p>
          </table:table-cell>
          <table:table-cell table:style-name="ce10" office:value-type="date" office:date-value="1984-11-05">
            <text:p>05/11/84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Central &amp; Southern</text:p>
          </table:table-cell>
          <table:table-cell table:style-name="ce5" office:value-type="currency" office:currency="AUD" office:value="25000000">
            <text:p>$25,000,000</text:p>
          </table:table-cell>
          <table:table-cell table:style-name="ce5" office:value-type="currency" office:currency="AUD" office:value="179000000">
            <text:p>$179,000,000</text:p>
          </table:table-cell>
          <table:table-cell table:style-name="ce10" office:value-type="date" office:date-value="1984-09-01">
            <text:p>01/09/84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Cyclone Kathy</text:p>
          </table:table-cell>
          <table:table-cell table:style-name="ce3" office:value-type="string">
            <text:p>Borroloola</text:p>
          </table:table-cell>
          <table:table-cell table:style-name="ce5" office:value-type="currency" office:currency="AUD" office:value="5000000">
            <text:p>$5,000,000</text:p>
          </table:table-cell>
          <table:table-cell table:style-name="ce5" office:value-type="currency" office:currency="AUD" office:value="35000000">
            <text:p>$35,000,000</text:p>
          </table:table-cell>
          <table:table-cell table:style-name="ce10" office:value-type="date" office:date-value="1984-03-19">
            <text:p>19/03/84</text:p>
          </table:table-cell>
          <table:table-cell table:style-name="ce9" office:value-type="string">
            <text:p>NT</text:p>
          </table:table-cell>
        </table:table-row>
        <table:table-row table:style-name="ro2">
          <table:table-cell/>
          <table:table-cell table:style-name="ce3" office:value-type="string">
            <text:p>Bushfire Ash Wednesday</text:p>
          </table:table-cell>
          <table:table-cell table:style-name="ce3" office:value-type="string">
            <text:p>  Not available</text:p>
          </table:table-cell>
          <table:table-cell table:style-name="ce5" office:value-type="currency" office:currency="AUD" office:value="138000000">
            <text:p>$138,000,000</text:p>
          </table:table-cell>
          <table:table-cell table:style-name="ce5" office:value-type="currency" office:currency="AUD" office:value="1489000000">
            <text:p>$1,489,000,000</text:p>
          </table:table-cell>
          <table:table-cell table:style-name="ce10" office:value-type="date" office:date-value="1983-02-16">
            <text:p>16/02/83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Bushfire Ash Wednesday</text:p>
          </table:table-cell>
          <table:table-cell table:style-name="ce3" office:value-type="string">
            <text:p>  Not available</text:p>
          </table:table-cell>
          <table:table-cell table:style-name="ce5" office:value-type="currency" office:currency="AUD" office:value="38000000">
            <text:p>$38,000,000</text:p>
          </table:table-cell>
          <table:table-cell table:style-name="ce5" office:value-type="currency" office:currency="AUD" office:value="307000000">
            <text:p>$307,000,000</text:p>
          </table:table-cell>
          <table:table-cell table:style-name="ce10" office:value-type="date" office:date-value="1983-02-16">
            <text:p>16/02/83</text:p>
          </table:table-cell>
          <table:table-cell table:style-name="ce9" office:value-type="string">
            <text:p>SA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Melbourne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84000000">
            <text:p>$84,000,000</text:p>
          </table:table-cell>
          <table:table-cell table:style-name="ce10" office:value-type="date" office:date-value="1982-11-15">
            <text:p>15/11/82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Dalby</text:p>
          </table:table-cell>
          <table:table-cell table:style-name="ce5" office:value-type="currency" office:currency="AUD" office:value="20000000">
            <text:p>$20,000,000</text:p>
          </table:table-cell>
          <table:table-cell table:style-name="ce5" office:value-type="currency" office:currency="AUD" office:value="205000000">
            <text:p>$205,000,000</text:p>
          </table:table-cell>
          <table:table-cell table:style-name="ce10" office:value-type="date" office:date-value="1981-02-07">
            <text:p>07/02/81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Brighton</text:p>
          </table:table-cell>
          <table:table-cell table:style-name="ce5" office:value-type="currency" office:currency="AUD" office:value="15000000">
            <text:p>$15,000,000</text:p>
          </table:table-cell>
          <table:table-cell table:style-name="ce5" office:value-type="currency" office:currency="AUD" office:value="238000000">
            <text:p>$238,000,000</text:p>
          </table:table-cell>
          <table:table-cell table:style-name="ce10" office:value-type="date" office:date-value="1980-12-16">
            <text:p>16/12/80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Cyclone Carol</text:p>
          </table:table-cell>
          <table:table-cell table:style-name="ce3" office:value-type="string">
            <text:p>Brisbane</text:p>
          </table:table-cell>
          <table:table-cell table:style-name="ce5" office:value-type="currency" office:currency="AUD" office:value="7500000">
            <text:p>$7,500,000</text:p>
          </table:table-cell>
          <table:table-cell table:style-name="ce5" office:value-type="currency" office:currency="AUD" office:value="119000000">
            <text:p>$119,000,000</text:p>
          </table:table-cell>
          <table:table-cell table:style-name="ce10" office:value-type="date" office:date-value="1980-12-15">
            <text:p>15/12/80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Adelaide Hills</text:p>
          </table:table-cell>
          <table:table-cell table:style-name="ce5" office:value-type="currency" office:currency="AUD" office:value="13000000">
            <text:p>$13,000,000</text:p>
          </table:table-cell>
          <table:table-cell table:style-name="ce5" office:value-type="currency" office:currency="AUD" office:value="132000000">
            <text:p>$132,000,000</text:p>
          </table:table-cell>
          <table:table-cell table:style-name="ce10" office:value-type="date" office:date-value="1980-02-20">
            <text:p>20/02/80</text:p>
          </table:table-cell>
          <table:table-cell table:style-name="ce9" office:value-type="string">
            <text:p>SA</text:p>
          </table:table-cell>
        </table:table-row>
        <table:table-row table:style-name="ro2">
          <table:table-cell/>
          <table:table-cell table:style-name="ce3" office:value-type="string">
            <text:p>Cyclone Dean</text:p>
          </table:table-cell>
          <table:table-cell table:style-name="ce3" office:value-type="string">
            <text:p>Pilbara</text:p>
          </table:table-cell>
          <table:table-cell table:style-name="ce5" office:value-type="currency" office:currency="AUD" office:value="2500000">
            <text:p>$2,500,000</text:p>
          </table:table-cell>
          <table:table-cell table:style-name="ce5" office:value-type="currency" office:currency="AUD" office:value="27000000">
            <text:p>$27,000,000</text:p>
          </table:table-cell>
          <table:table-cell table:style-name="ce10" office:value-type="date" office:date-value="1980-02-01">
            <text:p>01/02/80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Cyclone Amy</text:p>
          </table:table-cell>
          <table:table-cell table:style-name="ce3" office:value-type="string">
            <text:p>Port Headland</text:p>
          </table:table-cell>
          <table:table-cell table:style-name="ce5" office:value-type="currency" office:currency="AUD" office:value="2700000">
            <text:p>$2,700,000</text:p>
          </table:table-cell>
          <table:table-cell table:style-name="ce5" office:value-type="currency" office:currency="AUD" office:value="31000000">
            <text:p>$31,000,000</text:p>
          </table:table-cell>
          <table:table-cell table:style-name="ce10" office:value-type="date" office:date-value="1980-01-10">
            <text:p>10/01/80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Port Broughton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92000000">
            <text:p>$92,000,000</text:p>
          </table:table-cell>
          <table:table-cell table:style-name="ce10" office:value-type="date" office:date-value="1979-11-14">
            <text:p>14/11/79</text:p>
          </table:table-cell>
          <table:table-cell table:style-name="ce9" office:value-type="string">
            <text:p>SA</text:p>
          </table:table-cell>
        </table:table-row>
        <table:table-row table:style-name="ro2">
          <table:table-cell/>
          <table:table-cell table:style-name="ce3" office:value-type="string">
            <text:p>Earthquake</text:p>
          </table:table-cell>
          <table:table-cell table:style-name="ce3" office:value-type="string">
            <text:p>Cadoux</text:p>
          </table:table-cell>
          <table:table-cell table:style-name="ce5" office:value-type="currency" office:currency="AUD" office:value="3500000">
            <text:p>$3,500,000</text:p>
          </table:table-cell>
          <table:table-cell table:style-name="ce5" office:value-type="currency" office:currency="AUD" office:value="38000000">
            <text:p>$38,000,000</text:p>
          </table:table-cell>
          <table:table-cell table:style-name="ce10" office:value-type="date" office:date-value="1979-06-02">
            <text:p>02/06/79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Cyclone Hazel</text:p>
          </table:table-cell>
          <table:table-cell table:style-name="ce3" office:value-type="string">
            <text:p>Kimberley &amp; Pilbara Coast</text:p>
          </table:table-cell>
          <table:table-cell table:style-name="ce5" office:value-type="currency" office:currency="AUD" office:value="15000000">
            <text:p>$15,000,000</text:p>
          </table:table-cell>
          <table:table-cell table:style-name="ce5" office:value-type="currency" office:currency="AUD" office:value="202000000">
            <text:p>$202,000,000</text:p>
          </table:table-cell>
          <table:table-cell table:style-name="ce10" office:value-type="date" office:date-value="1979-03-13">
            <text:p>13/03/79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Cyclone Alby</text:p>
          </table:table-cell>
          <table:table-cell table:style-name="ce3" office:value-type="string">
            <text:p>Perth</text:p>
          </table:table-cell>
          <table:table-cell table:style-name="ce5" office:value-type="currency" office:currency="AUD" office:value="13000000">
            <text:p>$13,000,000</text:p>
          </table:table-cell>
          <table:table-cell table:style-name="ce5" office:value-type="currency" office:currency="AUD" office:value="265000000">
            <text:p>$265,000,000</text:p>
          </table:table-cell>
          <table:table-cell table:style-name="ce10" office:value-type="date" office:date-value="1978-04-04">
            <text:p>04/04/78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North Coast</text:p>
          </table:table-cell>
          <table:table-cell table:style-name="ce5" office:value-type="currency" office:currency="AUD" office:value="5000000">
            <text:p>$5,000,000</text:p>
          </table:table-cell>
          <table:table-cell table:style-name="ce5" office:value-type="currency" office:currency="AUD" office:value="94000000">
            <text:p>$94,000,000</text:p>
          </table:table-cell>
          <table:table-cell table:style-name="ce10" office:value-type="date" office:date-value="1978-03-01">
            <text:p>01/03/78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ydney, Newcastle, Wollongong</text:p>
          </table:table-cell>
          <table:table-cell table:style-name="ce5" office:value-type="currency" office:currency="AUD" office:value="15000000">
            <text:p>$15,000,000</text:p>
          </table:table-cell>
          <table:table-cell table:style-name="ce5" office:value-type="currency" office:currency="AUD" office:value="215000000">
            <text:p>$215,000,000</text:p>
          </table:table-cell>
          <table:table-cell table:style-name="ce10" office:value-type="date" office:date-value="1978-02-10">
            <text:p>10/02/78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7000000">
            <text:p>$7,000,000</text:p>
          </table:table-cell>
          <table:table-cell table:style-name="ce5" office:value-type="currency" office:currency="AUD" office:value="101000000">
            <text:p>$101,000,000</text:p>
          </table:table-cell>
          <table:table-cell table:style-name="ce10" office:value-type="date" office:date-value="1978-01-21">
            <text:p>21/01/78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Clarence River</text:p>
          </table:table-cell>
          <table:table-cell table:style-name="ce5" office:value-type="currency" office:currency="AUD" office:value="7000000">
            <text:p>$7,000,000</text:p>
          </table:table-cell>
          <table:table-cell table:style-name="ce5" office:value-type="currency" office:currency="AUD" office:value="98000000">
            <text:p>$98,000,000</text:p>
          </table:table-cell>
          <table:table-cell table:style-name="ce10" office:value-type="date" office:date-value="1977-03-01">
            <text:p>01/03/77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Western Districts</text:p>
          </table:table-cell>
          <table:table-cell table:style-name="ce5" office:value-type="currency" office:currency="AUD" office:value="9000000">
            <text:p>$9,000,000</text:p>
          </table:table-cell>
          <table:table-cell table:style-name="ce5" office:value-type="currency" office:currency="AUD" office:value="101000000">
            <text:p>$101,000,000</text:p>
          </table:table-cell>
          <table:table-cell table:style-name="ce10" office:value-type="date" office:date-value="1977-02-12">
            <text:p>12/02/77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Tongala, Echuca</text:p>
          </table:table-cell>
          <table:table-cell table:style-name="ce5" office:value-type="currency" office:currency="AUD" office:value="4000000">
            <text:p>$4,000,000</text:p>
          </table:table-cell>
          <table:table-cell table:style-name="ce5" office:value-type="currency" office:currency="AUD" office:value="70000000">
            <text:p>$70,000,000</text:p>
          </table:table-cell>
          <table:table-cell table:style-name="ce10" office:value-type="date" office:date-value="1977-02-05">
            <text:p>05/02/77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15000000">
            <text:p>$15,000,000</text:p>
          </table:table-cell>
          <table:table-cell table:style-name="ce5" office:value-type="currency" office:currency="AUD" office:value="244000000">
            <text:p>$244,000,000</text:p>
          </table:table-cell>
          <table:table-cell table:style-name="ce10" office:value-type="date" office:date-value="1977-01-21">
            <text:p>21/01/77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Cyclone Harry</text:p>
          </table:table-cell>
          <table:table-cell table:style-name="ce3" office:value-type="string">
            <text:p>  Not available</text:p>
          </table:table-cell>
          <table:table-cell table:style-name="ce5" office:value-type="currency" office:currency="AUD" office:value="15000000">
            <text:p>$15,000,000</text:p>
          </table:table-cell>
          <table:table-cell table:style-name="ce5" office:value-type="currency" office:currency="AUD" office:value="310000000">
            <text:p>$310,000,000</text:p>
          </table:table-cell>
          <table:table-cell table:style-name="ce10" office:value-type="date" office:date-value="1976-12-19">
            <text:p>19/12/76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40000000">
            <text:p>$40,000,000</text:p>
          </table:table-cell>
          <table:table-cell table:style-name="ce5" office:value-type="currency" office:currency="AUD" office:value="650000000">
            <text:p>$650,000,000</text:p>
          </table:table-cell>
          <table:table-cell table:style-name="ce10" office:value-type="date" office:date-value="1976-11-10">
            <text:p>10/11/76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Cyclone Beth</text:p>
          </table:table-cell>
          <table:table-cell table:style-name="ce3" office:value-type="string">
            <text:p>Bundaberg</text:p>
          </table:table-cell>
          <table:table-cell table:style-name="ce5" office:value-type="currency" office:currency="AUD" office:value="3000000">
            <text:p>$3,000,000</text:p>
          </table:table-cell>
          <table:table-cell table:style-name="ce5" office:value-type="currency" office:currency="AUD" office:value="40000000">
            <text:p>$40,000,000</text:p>
          </table:table-cell>
          <table:table-cell table:style-name="ce10" office:value-type="date" office:date-value="1976-02-22">
            <text:p>22/02/76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Toowoomba</text:p>
          </table:table-cell>
          <table:table-cell table:style-name="ce5" office:value-type="currency" office:currency="AUD" office:value="12000000">
            <text:p>$12,000,000</text:p>
          </table:table-cell>
          <table:table-cell table:style-name="ce5" office:value-type="currency" office:currency="AUD" office:value="282000000">
            <text:p>$282,000,000</text:p>
          </table:table-cell>
          <table:table-cell table:style-name="ce10" office:value-type="date" office:date-value="1976-01-09">
            <text:p>09/01/76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Cyclone Thelma</text:p>
          </table:table-cell>
          <table:table-cell table:style-name="ce3" office:value-type="string">
            <text:p>Port Headland</text:p>
          </table:table-cell>
          <table:table-cell table:style-name="ce5" office:value-type="currency" office:currency="AUD" office:value="20000000">
            <text:p>$20,000,000</text:p>
          </table:table-cell>
          <table:table-cell table:style-name="ce5" office:value-type="currency" office:currency="AUD" office:value="398000000">
            <text:p>$398,000,000</text:p>
          </table:table-cell>
          <table:table-cell table:style-name="ce10" office:value-type="date" office:date-value="1975-12-07">
            <text:p>07/12/75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15000000">
            <text:p>$15,000,000</text:p>
          </table:table-cell>
          <table:table-cell table:style-name="ce5" office:value-type="currency" office:currency="AUD" office:value="339000000">
            <text:p>$339,000,000</text:p>
          </table:table-cell>
          <table:table-cell table:style-name="ce10" office:value-type="date" office:date-value="1975-03-09">
            <text:p>09/03/75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Cyclone Tracy</text:p>
          </table:table-cell>
          <table:table-cell table:style-name="ce3" office:value-type="string">
            <text:p>Darwin</text:p>
          </table:table-cell>
          <table:table-cell table:style-name="ce5" office:value-type="currency" office:currency="AUD" office:value="200000000">
            <text:p>$200,000,000</text:p>
          </table:table-cell>
          <table:table-cell table:style-name="ce5" office:value-type="currency" office:currency="AUD" office:value="4090000000">
            <text:p>$4,090,000,000</text:p>
          </table:table-cell>
          <table:table-cell table:style-name="ce10" office:value-type="date" office:date-value="1974-12-24">
            <text:p>24/12/74</text:p>
          </table:table-cell>
          <table:table-cell table:style-name="ce9" office:value-type="string">
            <text:p>NT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20000000">
            <text:p>$20,000,000</text:p>
          </table:table-cell>
          <table:table-cell table:style-name="ce5" office:value-type="currency" office:currency="AUD" office:value="509000000">
            <text:p>$509,000,000</text:p>
          </table:table-cell>
          <table:table-cell table:style-name="ce10" office:value-type="date" office:date-value="1974-05-25">
            <text:p>25/05/74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NE VIC</text:p>
          </table:table-cell>
          <table:table-cell table:style-name="ce5" office:value-type="currency" office:currency="AUD" office:value="4000000">
            <text:p>$4,000,000</text:p>
          </table:table-cell>
          <table:table-cell table:style-name="ce5" office:value-type="currency" office:currency="AUD" office:value="117000000">
            <text:p>$117,000,000</text:p>
          </table:table-cell>
          <table:table-cell table:style-name="ce10" office:value-type="date" office:date-value="1974-05-15">
            <text:p>15/05/74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20000000">
            <text:p>$20,000,000</text:p>
          </table:table-cell>
          <table:table-cell table:style-name="ce5" office:value-type="currency" office:currency="AUD" office:value="509000000">
            <text:p>$509,000,000</text:p>
          </table:table-cell>
          <table:table-cell table:style-name="ce10" office:value-type="date" office:date-value="1974-04-24">
            <text:p>24/04/74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Cyclone Zoe</text:p>
          </table:table-cell>
          <table:table-cell table:style-name="ce3" office:value-type="string">
            <text:p>Port Macquarie to Brisbane</text:p>
          </table:table-cell>
          <table:table-cell table:style-name="ce5" office:value-type="currency" office:currency="AUD" office:value="2000000">
            <text:p>$2,000,000</text:p>
          </table:table-cell>
          <table:table-cell table:style-name="ce5" office:value-type="currency" office:currency="AUD" office:value="171000000">
            <text:p>$171,000,000</text:p>
          </table:table-cell>
          <table:table-cell table:style-name="ce10" office:value-type="date" office:date-value="1974-03-13">
            <text:p>13/03/74</text:p>
          </table:table-cell>
          <table:table-cell table:style-name="ce9" office:value-type="string">
            <text:p>NSW/QLD</text:p>
          </table:table-cell>
        </table:table-row>
        <table:table-row table:style-name="ro2">
          <table:table-cell/>
          <table:table-cell table:style-name="ce3" office:value-type="string">
            <text:p>Cyclone, Wanda Flood</text:p>
          </table:table-cell>
          <table:table-cell table:style-name="ce3" office:value-type="string">
            <text:p>Brisbane</text:p>
          </table:table-cell>
          <table:table-cell table:style-name="ce5" office:value-type="currency" office:currency="AUD" office:value="68000000">
            <text:p>$68,000,000</text:p>
          </table:table-cell>
          <table:table-cell table:style-name="ce5" office:value-type="currency" office:currency="AUD" office:value="2645000000">
            <text:p>$2,645,000,000</text:p>
          </table:table-cell>
          <table:table-cell table:style-name="ce10" office:value-type="date" office:date-value="1974-01-25">
            <text:p>25/01/74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Cyclone Leah</text:p>
          </table:table-cell>
          <table:table-cell table:style-name="ce3" office:value-type="string">
            <text:p>Northern Australia</text:p>
          </table:table-cell>
          <table:table-cell table:style-name="ce5" office:value-type="currency" office:currency="AUD" office:value="30000000">
            <text:p>$30,000,000</text:p>
          </table:table-cell>
          <table:table-cell table:style-name="ce5" office:value-type="currency" office:currency="AUD" office:value="1492000000">
            <text:p>$1,492,000,000</text:p>
          </table:table-cell>
          <table:table-cell table:style-name="ce10" office:value-type="date" office:date-value="1973-03-04">
            <text:p>04/03/73</text:p>
          </table:table-cell>
          <table:table-cell table:style-name="ce9" office:value-type="string">
            <text:p>QLD/NT/WA</text:p>
          </table:table-cell>
        </table:table-row>
        <table:table-row table:style-name="ro2">
          <table:table-cell/>
          <table:table-cell table:style-name="ce3" office:value-type="string">
            <text:p>Cyclone Daisy</text:p>
          </table:table-cell>
          <table:table-cell table:style-name="ce3" office:value-type="string">
            <text:p>Brisbane &amp; the Gold Coast</text:p>
          </table:table-cell>
          <table:table-cell table:style-name="ce5" office:value-type="currency" office:currency="AUD" office:value="2000000">
            <text:p>$2,000,000</text:p>
          </table:table-cell>
          <table:table-cell table:style-name="ce5" office:value-type="currency" office:currency="AUD" office:value="116000000">
            <text:p>$116,000,000</text:p>
          </table:table-cell>
          <table:table-cell table:style-name="ce10" office:value-type="date" office:date-value="1972-02-11">
            <text:p>11/02/72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Cyclone Althea</text:p>
          </table:table-cell>
          <table:table-cell table:style-name="ce3" office:value-type="string">
            <text:p>Townsville</text:p>
          </table:table-cell>
          <table:table-cell table:style-name="ce5" office:value-type="currency" office:currency="AUD" office:value="25000000">
            <text:p>$25,000,000</text:p>
          </table:table-cell>
          <table:table-cell table:style-name="ce5" office:value-type="currency" office:currency="AUD" office:value="648000000">
            <text:p>$648,000,000</text:p>
          </table:table-cell>
          <table:table-cell table:style-name="ce10" office:value-type="date" office:date-value="1971-12-24">
            <text:p>24/12/71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Gippsland</text:p>
          </table:table-cell>
          <table:table-cell table:style-name="ce5" office:value-type="currency" office:currency="AUD" office:value="2000000">
            <text:p>$2,000,000</text:p>
          </table:table-cell>
          <table:table-cell table:style-name="ce5" office:value-type="currency" office:currency="AUD" office:value="53000000">
            <text:p>$53,000,000</text:p>
          </table:table-cell>
          <table:table-cell table:style-name="ce10" office:value-type="date" office:date-value="1971-02-01">
            <text:p>01/02/71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North</text:p>
          </table:table-cell>
          <table:table-cell table:style-name="ce5" office:value-type="currency" office:currency="AUD" office:value="5000000">
            <text:p>$5,000,000</text:p>
          </table:table-cell>
          <table:table-cell table:style-name="ce5" office:value-type="currency" office:currency="AUD" office:value="157000000">
            <text:p>$157,000,000</text:p>
          </table:table-cell>
          <table:table-cell table:style-name="ce10" office:value-type="date" office:date-value="1970-09-01">
            <text:p>01/09/70</text:p>
          </table:table-cell>
          <table:table-cell table:style-name="ce9" office:value-type="string">
            <text:p>TAS</text:p>
          </table:table-cell>
        </table:table-row>
        <table:table-row table:style-name="ro2">
          <table:table-cell/>
          <table:table-cell table:style-name="ce3" office:value-type="string">
            <text:p>Cyclone Ada</text:p>
          </table:table-cell>
          <table:table-cell table:style-name="ce3" office:value-type="string">
            <text:p>Bowen &amp; Mackay</text:p>
          </table:table-cell>
          <table:table-cell table:style-name="ce5" office:value-type="currency" office:currency="AUD" office:value="12000000">
            <text:p>$12,000,000</text:p>
          </table:table-cell>
          <table:table-cell table:style-name="ce5" office:value-type="currency" office:currency="AUD" office:value="1001000000">
            <text:p>$1,001,000,000</text:p>
          </table:table-cell>
          <table:table-cell table:style-name="ce10" office:value-type="date" office:date-value="1970-01-18">
            <text:p>18/01/70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Earthquake</text:p>
          </table:table-cell>
          <table:table-cell table:style-name="ce3" office:value-type="string">
            <text:p>Meckering</text:p>
          </table:table-cell>
          <table:table-cell table:style-name="ce5" office:value-type="currency" office:currency="AUD" office:value="1500000">
            <text:p>$1,500,000</text:p>
          </table:table-cell>
          <table:table-cell table:style-name="ce5" office:value-type="currency" office:currency="AUD" office:value="57000000">
            <text:p>$57,000,000</text:p>
          </table:table-cell>
          <table:table-cell table:style-name="ce10" office:value-type="date" office:date-value="1968-10-14">
            <text:p>14/10/68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Brisbane</text:p>
          </table:table-cell>
          <table:table-cell table:style-name="ce5" office:value-type="currency" office:currency="AUD" office:value="5000000">
            <text:p>$5,000,000</text:p>
          </table:table-cell>
          <table:table-cell table:style-name="ce5" office:value-type="currency" office:currency="AUD" office:value="396000000">
            <text:p>$396,000,000</text:p>
          </table:table-cell>
          <table:table-cell table:style-name="ce10" office:value-type="date" office:date-value="1967-12-19">
            <text:p>19/12/67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Hobart</text:p>
          </table:table-cell>
          <table:table-cell table:style-name="ce5" office:value-type="currency" office:currency="AUD" office:value="14000000">
            <text:p>$14,000,000</text:p>
          </table:table-cell>
          <table:table-cell table:style-name="ce5" office:value-type="currency" office:currency="AUD" office:value="610000000">
            <text:p>$610,000,000</text:p>
          </table:table-cell>
          <table:table-cell table:style-name="ce10" office:value-type="date" office:date-value="1967-02-08">
            <text:p>08/02/67</text:p>
          </table:table-cell>
          <table:table-cell table:style-name="ce9" office:value-type="string">
            <text:p>TAS</text:p>
          </table:table-cell>
        </table:table-row>
        <table:table-row table:style-name="ro2" table:number-rows-repeated="104836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 table:print="false">
        <table:table-column table:style-name="co8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2">12/07/2014</text:date>, <text:time>14:4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gh Saalmans</meta:initial-creator>
    <meta:creation-date>2014-07-12T11:30:09.13</meta:creation-date>
    <dc:date>2014-07-12T11:40:06.85</dc:date>
    <dc:creator>Hugh Saalmans</dc:creator>
    <meta:editing-duration>PT9M54S</meta:editing-duration>
    <meta:editing-cycles>8</meta:editing-cycles>
    <meta:generator>OpenOffice/4.1.0$Win32 OpenOffice.org_project/410m18$Build-9764</meta:generator>
    <meta:document-statistic meta:table-count="3" meta:cell-count="1243" meta:object-count="0"/>
  </office:meta>
</office:document-meta>
</file>